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264in"/>
    </style:style>
    <style:style style:name="co4" style:family="table-column">
      <style:table-column-properties fo:break-before="auto" style:column-width="1.3535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1.0854in"/>
    </style:style>
    <style:style style:name="co7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******* RUN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<text:s/>**************</text:p>
          </table:table-cell>
        </table:table-row>
        <table:table-row table:style-name="ro1">
          <table:table-cell office:value-type="string" calcext:value-type="string">
            <text:p>***** Processor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<text:s/>*********</text:p>
          </table:table-cell>
        </table:table-row>
        <table:table-row table:style-name="ro1">
          <table:table-cell office:value-type="string" calcext:value-type="string">
            <text:p>Global Dimensions</text:p>
          </table:table-cell>
          <table:table-cell table:style-name="Default" office:value-type="string" calcext:value-type="string">
            <text:p><text:s text:c="2"/>4X4X4</text:p>
          </table:table-cell>
          <table:table-cell/>
        </table:table-row>
        <table:table-row table:style-name="ro1">
          <table:table-cell office:value-type="string" calcext:value-type="string">
            <text:p>Local Dimensions</text:p>
          </table:table-cell>
          <table:table-cell table:style-name="Default" office:value-type="string" calcext:value-type="string">
            <text:p><text:s text:c="3"/>4X4X4 </text:p>
          </table:table-cell>
          <table:table-cell/>
        </table:table-row>
        <table:table-row table:style-name="ro1">
          <table:table-cell office:value-type="string" calcext:value-type="string">
            <text:p>Total Blocks</text:p>
          </table:table-cell>
          <table:table-cell table:style-name="Default" office:value-type="string" calcext:value-type="string">
            <text:p><text:s text:c="7"/>1X1X1 </text:p>
          </table:table-cell>
          <table:table-cell/>
        </table:table-row>
        <table:table-row table:style-name="ro1">
          <table:table-cell office:value-type="string" calcext:value-type="string">
            <text:p>Reduce All-1</text:p>
          </table:table-cell>
          <table:table-cell office:value-type="float" office:value="0.00003600121" calcext:value-type="float">
            <text:p>3.60E-005</text:p>
          </table:table-cell>
          <table:table-cell/>
        </table:table-row>
        <table:table-row table:style-name="ro1">
          <table:table-cell office:value-type="string" calcext:value-type="string">
            <text:p>Reduce All-9</text:p>
          </table:table-cell>
          <table:table-cell office:value-type="float" office:value="0.000041008" calcext:value-type="float">
            <text:p>4.10E-005</text:p>
          </table:table-cell>
          <table:table-cell/>
        </table:table-row>
        <table:table-row table:style-name="ro1">
          <table:table-cell office:value-type="string" calcext:value-type="string">
            <text:p>Scale 1-9</text:p>
          </table:table-cell>
          <table:table-cell table:style-name="Default" office:value-type="float" office:value="1.139073" calcext:value-type="float">
            <text:p>1.139073</text:p>
          </table:table-cell>
          <table:table-cell/>
        </table:table-row>
        <table:table-row table:style-name="ro1">
          <table:table-cell office:value-type="string" calcext:value-type="string">
            <text:p>Reduce All Array-1</text:p>
          </table:table-cell>
          <table:table-cell office:value-type="float" office:value="0.0000007152557" calcext:value-type="float">
            <text:p>7.15E-007</text:p>
          </table:table-cell>
          <table:table-cell/>
        </table:table-row>
        <table:table-row table:style-name="ro1">
          <table:table-cell office:value-type="string" calcext:value-type="string">
            <text:p>Reduce All Array-3</text:p>
          </table:table-cell>
          <table:table-cell office:value-type="float" office:value="0.000001192093" calcext:value-type="float">
            <text:p>1.19E-006</text:p>
          </table:table-cell>
          <table:table-cell/>
        </table:table-row>
        <table:table-row table:style-name="ro1">
          <table:table-cell office:value-type="string" calcext:value-type="string">
            <text:p>Scale 1-3</text:p>
          </table:table-cell>
          <table:table-cell table:style-name="Default" office:value-type="float" office:value="1.666667" calcext:value-type="float">
            <text:p>1.666667</text:p>
          </table:table-cell>
          <table:table-cell/>
        </table:table-row>
        <table:table-row table:style-name="ro1">
          <table:table-cell office:value-type="string" calcext:value-type="string">
            <text:p>Histo-1 (R_all)</text:p>
          </table:table-cell>
          <table:table-cell office:value-type="float" office:value="0.000004768372" calcext:value-type="float">
            <text:p>4.77E-006</text:p>
          </table:table-cell>
          <table:table-cell/>
        </table:table-row>
        <table:table-row table:style-name="ro1">
          <table:table-cell office:value-type="string" calcext:value-type="string">
            <text:p>Histo-3 (R_all)</text:p>
          </table:table-cell>
          <table:table-cell office:value-type="float" office:value="0.00001382828" calcext:value-type="float">
            <text:p>1.38E-005</text:p>
          </table:table-cell>
          <table:table-cell/>
        </table:table-row>
        <table:table-row table:style-name="ro1">
          <table:table-cell office:value-type="string" calcext:value-type="string">
            <text:p>Histo-1 (R_single)</text:p>
          </table:table-cell>
          <table:table-cell office:value-type="float" office:value="0.000004529953" calcext:value-type="float">
            <text:p>4.53E-006</text:p>
          </table:table-cell>
          <table:table-cell/>
        </table:table-row>
        <table:table-row table:style-name="ro1">
          <table:table-cell office:value-type="string" calcext:value-type="string">
            <text:p>Histo-3 (R_single)</text:p>
          </table:table-cell>
          <table:table-cell office:value-type="float" office:value="0.00001382828" calcext:value-type="float">
            <text:p>1.38E-005</text:p>
          </table:table-cell>
          <table:table-cell/>
        </table:table-row>
        <table:table-row table:style-name="ro1">
          <table:table-cell office:value-type="string" calcext:value-type="string">
            <text:p>Total Calc Time</text:p>
          </table:table-cell>
          <table:table-cell office:value-type="float" office:value="0.00008749962" calcext:value-type="float">
            <text:p>8.75E-005</text:p>
          </table:table-cell>
          <table:table-cell/>
        </table:table-row>
        <table:table-row table:style-name="ro1">
          <table:table-cell office:value-type="string" calcext:value-type="string">
            <text:p>******* RUN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<text:s/>**************</text:p>
          </table:table-cell>
        </table:table-row>
        <table:table-row table:style-name="ro1">
          <table:table-cell office:value-type="string" calcext:value-type="string">
            <text:p>***** Processors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<text:s/>*********</text:p>
          </table:table-cell>
        </table:table-row>
        <table:table-row table:style-name="ro1">
          <table:table-cell office:value-type="string" calcext:value-type="string">
            <text:p>Global Dimensions</text:p>
          </table:table-cell>
          <table:table-cell table:style-name="Default" office:value-type="string" calcext:value-type="string">
            <text:p><text:s text:c="2"/>8X8X8</text:p>
          </table:table-cell>
          <table:table-cell/>
        </table:table-row>
        <table:table-row table:style-name="ro1">
          <table:table-cell office:value-type="string" calcext:value-type="string">
            <text:p>Local Dimensions</text:p>
          </table:table-cell>
          <table:table-cell table:style-name="Default" office:value-type="string" calcext:value-type="string">
            <text:p><text:s text:c="3"/>4X4X4 </text:p>
          </table:table-cell>
          <table:table-cell/>
        </table:table-row>
        <table:table-row table:style-name="ro1">
          <table:table-cell office:value-type="string" calcext:value-type="string">
            <text:p>Total Blocks</text:p>
          </table:table-cell>
          <table:table-cell table:style-name="Default" office:value-type="string" calcext:value-type="string">
            <text:p><text:s text:c="7"/>2X2X2 </text:p>
          </table:table-cell>
          <table:table-cell/>
        </table:table-row>
        <table:table-row table:style-name="ro1">
          <table:table-cell office:value-type="string" calcext:value-type="string">
            <text:p>Reduce All-1</text:p>
          </table:table-cell>
          <table:table-cell office:value-type="float" office:value="0.00005745888" calcext:value-type="float">
            <text:p>5.75E-005</text:p>
          </table:table-cell>
          <table:table-cell/>
        </table:table-row>
        <table:table-row table:style-name="ro1">
          <table:table-cell office:value-type="string" calcext:value-type="string">
            <text:p>Reduce All-9</text:p>
          </table:table-cell>
          <table:table-cell office:value-type="float" office:value="0.0001003742" calcext:value-type="float">
            <text:p>1.00E-004</text:p>
          </table:table-cell>
          <table:table-cell/>
        </table:table-row>
        <table:table-row table:style-name="ro1">
          <table:table-cell office:value-type="string" calcext:value-type="string">
            <text:p>Scale 1-9</text:p>
          </table:table-cell>
          <table:table-cell table:style-name="Default" office:value-type="float" office:value="1.746888" calcext:value-type="float">
            <text:p>1.746888</text:p>
          </table:table-cell>
          <table:table-cell/>
        </table:table-row>
        <table:table-row table:style-name="ro1">
          <table:table-cell office:value-type="string" calcext:value-type="string">
            <text:p>Reduce All Array-1</text:p>
          </table:table-cell>
          <table:table-cell office:value-type="float" office:value="0.00001716614" calcext:value-type="float">
            <text:p>1.72E-005</text:p>
          </table:table-cell>
          <table:table-cell/>
        </table:table-row>
        <table:table-row table:style-name="ro1">
          <table:table-cell office:value-type="string" calcext:value-type="string">
            <text:p>Reduce All Array-3</text:p>
          </table:table-cell>
          <table:table-cell office:value-type="float" office:value="0.00002455711" calcext:value-type="float">
            <text:p>2.46E-005</text:p>
          </table:table-cell>
          <table:table-cell/>
        </table:table-row>
        <table:table-row table:style-name="ro1">
          <table:table-cell office:value-type="string" calcext:value-type="string">
            <text:p>Scale 1-3</text:p>
          </table:table-cell>
          <table:table-cell table:style-name="Default" office:value-type="float" office:value="1.430556" calcext:value-type="float">
            <text:p>1.430556</text:p>
          </table:table-cell>
          <table:table-cell/>
        </table:table-row>
        <table:table-row table:style-name="ro1">
          <table:table-cell office:value-type="string" calcext:value-type="string">
            <text:p>Histo-1 (R_all)</text:p>
          </table:table-cell>
          <table:table-cell office:value-type="float" office:value="0.000005483627" calcext:value-type="float">
            <text:p>5.48E-006</text:p>
          </table:table-cell>
          <table:table-cell/>
        </table:table-row>
        <table:table-row table:style-name="ro1">
          <table:table-cell office:value-type="string" calcext:value-type="string">
            <text:p>Histo-3 (R_all)</text:p>
          </table:table-cell>
          <table:table-cell office:value-type="float" office:value="0.00001597404" calcext:value-type="float">
            <text:p>1.60E-005</text:p>
          </table:table-cell>
          <table:table-cell/>
        </table:table-row>
        <table:table-row table:style-name="ro1">
          <table:table-cell office:value-type="string" calcext:value-type="string">
            <text:p>Histo-1 (R_single)</text:p>
          </table:table-cell>
          <table:table-cell office:value-type="float" office:value="0.000004768372" calcext:value-type="float">
            <text:p>4.77E-006</text:p>
          </table:table-cell>
          <table:table-cell/>
        </table:table-row>
        <table:table-row table:style-name="ro1">
          <table:table-cell office:value-type="string" calcext:value-type="string">
            <text:p>Histo-3 (R_single)</text:p>
          </table:table-cell>
          <table:table-cell office:value-type="float" office:value="0.00001311302" calcext:value-type="float">
            <text:p>1.31E-005</text:p>
          </table:table-cell>
          <table:table-cell/>
        </table:table-row>
        <table:table-row table:style-name="ro1">
          <table:table-cell office:value-type="string" calcext:value-type="string">
            <text:p>Total Calc Time</text:p>
          </table:table-cell>
          <table:table-cell office:value-type="float" office:value="0.0001623631" calcext:value-type="float">
            <text:p>1.62E-004</text:p>
          </table:table-cell>
          <table:table-cell/>
        </table:table-row>
        <table:table-row table:style-name="ro1">
          <table:table-cell office:value-type="string" calcext:value-type="string">
            <text:p>******* RUN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<text:s/>**************</text:p>
          </table:table-cell>
        </table:table-row>
        <table:table-row table:style-name="ro1">
          <table:table-cell office:value-type="string" calcext:value-type="string">
            <text:p>***** Processors</text:p>
          </table:table-cell>
          <table:table-cell table:style-name="Default" office:value-type="float" office:value="64" calcext:value-type="float">
            <text:p>64</text:p>
          </table:table-cell>
          <table:table-cell office:value-type="string" calcext:value-type="string">
            <text:p><text:s/>*********</text:p>
          </table:table-cell>
        </table:table-row>
        <table:table-row table:style-name="ro1">
          <table:table-cell office:value-type="string" calcext:value-type="string">
            <text:p>Global Dimensions</text:p>
          </table:table-cell>
          <table:table-cell table:style-name="Default" office:value-type="string" calcext:value-type="string">
            <text:p><text:s text:c="2"/>16X16X16</text:p>
          </table:table-cell>
          <table:table-cell/>
        </table:table-row>
        <table:table-row table:style-name="ro1">
          <table:table-cell office:value-type="string" calcext:value-type="string">
            <text:p>Local Dimensions</text:p>
          </table:table-cell>
          <table:table-cell table:style-name="Default" office:value-type="string" calcext:value-type="string">
            <text:p><text:s text:c="3"/>4X4X4 </text:p>
          </table:table-cell>
          <table:table-cell/>
        </table:table-row>
        <table:table-row table:style-name="ro1">
          <table:table-cell office:value-type="string" calcext:value-type="string">
            <text:p>Total Blocks</text:p>
          </table:table-cell>
          <table:table-cell table:style-name="Default" office:value-type="string" calcext:value-type="string">
            <text:p><text:s text:c="7"/>4X4X4 </text:p>
          </table:table-cell>
          <table:table-cell/>
        </table:table-row>
        <table:table-row table:style-name="ro1">
          <table:table-cell office:value-type="string" calcext:value-type="string">
            <text:p>Reduce All-1</text:p>
          </table:table-cell>
          <table:table-cell office:value-type="float" office:value="0.2918274" calcext:value-type="float">
            <text:p>2.92E-001</text:p>
          </table:table-cell>
          <table:table-cell/>
        </table:table-row>
        <table:table-row table:style-name="ro1">
          <table:table-cell office:value-type="string" calcext:value-type="string">
            <text:p>Reduce All-9</text:p>
          </table:table-cell>
          <table:table-cell office:value-type="float" office:value="1.659824" calcext:value-type="float">
            <text:p>1.66E+000</text:p>
          </table:table-cell>
          <table:table-cell/>
        </table:table-row>
        <table:table-row table:style-name="ro1">
          <table:table-cell office:value-type="string" calcext:value-type="string">
            <text:p>Scale 1-9</text:p>
          </table:table-cell>
          <table:table-cell table:style-name="Default" office:value-type="float" office:value="5.68769" calcext:value-type="float">
            <text:p>5.68769</text:p>
          </table:table-cell>
          <table:table-cell/>
        </table:table-row>
        <table:table-row table:style-name="ro1">
          <table:table-cell office:value-type="string" calcext:value-type="string">
            <text:p>Reduce All Array-1</text:p>
          </table:table-cell>
          <table:table-cell office:value-type="float" office:value="0.3479795" calcext:value-type="float">
            <text:p>3.48E-001</text:p>
          </table:table-cell>
          <table:table-cell/>
        </table:table-row>
        <table:table-row table:style-name="ro1">
          <table:table-cell office:value-type="string" calcext:value-type="string">
            <text:p>Reduce All Array-3</text:p>
          </table:table-cell>
          <table:table-cell office:value-type="float" office:value="0.6639631" calcext:value-type="float">
            <text:p>6.64E-001</text:p>
          </table:table-cell>
          <table:table-cell/>
        </table:table-row>
        <table:table-row table:style-name="ro1">
          <table:table-cell office:value-type="string" calcext:value-type="string">
            <text:p>Scale 1-3</text:p>
          </table:table-cell>
          <table:table-cell table:style-name="Default" office:value-type="float" office:value="1.908052" calcext:value-type="float">
            <text:p>1.908052</text:p>
          </table:table-cell>
          <table:table-cell/>
        </table:table-row>
        <table:table-row table:style-name="ro1">
          <table:table-cell office:value-type="string" calcext:value-type="string">
            <text:p>Histo-1 (R_all)</text:p>
          </table:table-cell>
          <table:table-cell office:value-type="float" office:value="0.00000500679" calcext:value-type="float">
            <text:p>5.01E-006</text:p>
          </table:table-cell>
          <table:table-cell/>
        </table:table-row>
        <table:table-row table:style-name="ro1">
          <table:table-cell office:value-type="string" calcext:value-type="string">
            <text:p>Histo-3 (R_all)</text:p>
          </table:table-cell>
          <table:table-cell office:value-type="float" office:value="0.00001478195" calcext:value-type="float">
            <text:p>1.48E-005</text:p>
          </table:table-cell>
          <table:table-cell/>
        </table:table-row>
        <table:table-row table:style-name="ro1">
          <table:table-cell office:value-type="string" calcext:value-type="string">
            <text:p>Histo-1 (R_single)</text:p>
          </table:table-cell>
          <table:table-cell office:value-type="float" office:value="0.000006914139" calcext:value-type="float">
            <text:p>6.91E-006</text:p>
          </table:table-cell>
          <table:table-cell/>
        </table:table-row>
        <table:table-row table:style-name="ro1">
          <table:table-cell office:value-type="string" calcext:value-type="string">
            <text:p>Histo-3 (R_single)</text:p>
          </table:table-cell>
          <table:table-cell office:value-type="float" office:value="0.00001740456" calcext:value-type="float">
            <text:p>1.74E-005</text:p>
          </table:table-cell>
          <table:table-cell/>
        </table:table-row>
        <table:table-row table:style-name="ro1">
          <table:table-cell office:value-type="string" calcext:value-type="string">
            <text:p>Total Calc Time</text:p>
          </table:table-cell>
          <table:table-cell office:value-type="float" office:value="2.123845" calcext:value-type="float">
            <text:p>2.12E+000</text:p>
          </table:table-cell>
          <table:table-cell/>
        </table:table-row>
        <table:table-row table:style-name="ro1">
          <table:table-cell office:value-type="string" calcext:value-type="string">
            <text:p>******* RUN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<text:s/>**************</text:p>
          </table:table-cell>
        </table:table-row>
        <table:table-row table:style-name="ro1">
          <table:table-cell office:value-type="string" calcext:value-type="string">
            <text:p>***** Processor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<text:s/>*********</text:p>
          </table:table-cell>
        </table:table-row>
        <table:table-row table:style-name="ro1">
          <table:table-cell office:value-type="string" calcext:value-type="string">
            <text:p>Global Dimensions</text:p>
          </table:table-cell>
          <table:table-cell table:style-name="Default" office:value-type="string" calcext:value-type="string">
            <text:p><text:s text:c="2"/>8X8X8</text:p>
          </table:table-cell>
          <table:table-cell/>
        </table:table-row>
        <table:table-row table:style-name="ro1">
          <table:table-cell office:value-type="string" calcext:value-type="string">
            <text:p>Local Dimensions</text:p>
          </table:table-cell>
          <table:table-cell table:style-name="Default" office:value-type="string" calcext:value-type="string">
            <text:p><text:s text:c="3"/>8X8X8 </text:p>
          </table:table-cell>
          <table:table-cell/>
        </table:table-row>
        <table:table-row table:style-name="ro1">
          <table:table-cell office:value-type="string" calcext:value-type="string">
            <text:p>Total Blocks</text:p>
          </table:table-cell>
          <table:table-cell table:style-name="Default" office:value-type="string" calcext:value-type="string">
            <text:p><text:s text:c="7"/>1X1X1 </text:p>
          </table:table-cell>
          <table:table-cell/>
        </table:table-row>
        <table:table-row table:style-name="ro1">
          <table:table-cell office:value-type="string" calcext:value-type="string">
            <text:p>Reduce All-1</text:p>
          </table:table-cell>
          <table:table-cell office:value-type="float" office:value="0.00001788139" calcext:value-type="float">
            <text:p>1.79E-005</text:p>
          </table:table-cell>
          <table:table-cell/>
        </table:table-row>
        <table:table-row table:style-name="ro1">
          <table:table-cell office:value-type="string" calcext:value-type="string">
            <text:p>Reduce All-9</text:p>
          </table:table-cell>
          <table:table-cell office:value-type="float" office:value="0.00002598763" calcext:value-type="float">
            <text:p>2.60E-005</text:p>
          </table:table-cell>
          <table:table-cell/>
        </table:table-row>
        <table:table-row table:style-name="ro1">
          <table:table-cell office:value-type="string" calcext:value-type="string">
            <text:p>Scale 1-9</text:p>
          </table:table-cell>
          <table:table-cell table:style-name="Default" office:value-type="float" office:value="1.453333" calcext:value-type="float">
            <text:p>1.453333</text:p>
          </table:table-cell>
          <table:table-cell/>
        </table:table-row>
        <table:table-row table:style-name="ro1">
          <table:table-cell office:value-type="string" calcext:value-type="string">
            <text:p>Reduce All Array-1</text:p>
          </table:table-cell>
          <table:table-cell office:value-type="float" office:value="0.000005960464" calcext:value-type="float">
            <text:p>5.96E-006</text:p>
          </table:table-cell>
          <table:table-cell/>
        </table:table-row>
        <table:table-row table:style-name="ro1">
          <table:table-cell office:value-type="string" calcext:value-type="string">
            <text:p>Reduce All Array-3</text:p>
          </table:table-cell>
          <table:table-cell office:value-type="float" office:value="0.000006914139" calcext:value-type="float">
            <text:p>6.91E-006</text:p>
          </table:table-cell>
          <table:table-cell/>
        </table:table-row>
        <table:table-row table:style-name="ro1">
          <table:table-cell office:value-type="string" calcext:value-type="string">
            <text:p>Scale 1-3</text:p>
          </table:table-cell>
          <table:table-cell table:style-name="Default"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Histo-1 (R_all)</text:p>
          </table:table-cell>
          <table:table-cell office:value-type="float" office:value="0.00007939339" calcext:value-type="float">
            <text:p>7.94E-005</text:p>
          </table:table-cell>
          <table:table-cell/>
        </table:table-row>
        <table:table-row table:style-name="ro1">
          <table:table-cell office:value-type="string" calcext:value-type="string">
            <text:p>Histo-3 (R_all)</text:p>
          </table:table-cell>
          <table:table-cell office:value-type="float" office:value="0.0002381802" calcext:value-type="float">
            <text:p>2.38E-004</text:p>
          </table:table-cell>
          <table:table-cell/>
        </table:table-row>
        <table:table-row table:style-name="ro1">
          <table:table-cell office:value-type="string" calcext:value-type="string">
            <text:p>Histo-1 (R_single)</text:p>
          </table:table-cell>
          <table:table-cell office:value-type="float" office:value="0.0000603199" calcext:value-type="float">
            <text:p>6.03E-005</text:p>
          </table:table-cell>
          <table:table-cell/>
        </table:table-row>
        <table:table-row table:style-name="ro1">
          <table:table-cell office:value-type="string" calcext:value-type="string">
            <text:p>Histo-3 (R_single)</text:p>
          </table:table-cell>
          <table:table-cell office:value-type="float" office:value="0.0002300739" calcext:value-type="float">
            <text:p>2.30E-004</text:p>
          </table:table-cell>
          <table:table-cell/>
        </table:table-row>
        <table:table-row table:style-name="ro1">
          <table:table-cell office:value-type="string" calcext:value-type="string">
            <text:p>Total Calc Time</text:p>
          </table:table-cell>
          <table:table-cell office:value-type="float" office:value="0.0005376339" calcext:value-type="float">
            <text:p>5.38E-004</text:p>
          </table:table-cell>
          <table:table-cell/>
        </table:table-row>
        <table:table-row table:style-name="ro1">
          <table:table-cell office:value-type="string" calcext:value-type="string">
            <text:p>******* RUN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<text:s/>**************</text:p>
          </table:table-cell>
        </table:table-row>
        <table:table-row table:style-name="ro1">
          <table:table-cell office:value-type="string" calcext:value-type="string">
            <text:p>***** Processors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<text:s/>*********</text:p>
          </table:table-cell>
        </table:table-row>
        <table:table-row table:style-name="ro1">
          <table:table-cell office:value-type="string" calcext:value-type="string">
            <text:p>Global Dimensions</text:p>
          </table:table-cell>
          <table:table-cell table:style-name="Default" office:value-type="string" calcext:value-type="string">
            <text:p><text:s text:c="2"/>16X16X16</text:p>
          </table:table-cell>
          <table:table-cell/>
        </table:table-row>
        <table:table-row table:style-name="ro1">
          <table:table-cell office:value-type="string" calcext:value-type="string">
            <text:p>Local Dimensions</text:p>
          </table:table-cell>
          <table:table-cell table:style-name="Default" office:value-type="string" calcext:value-type="string">
            <text:p><text:s text:c="3"/>8X8X8 </text:p>
          </table:table-cell>
          <table:table-cell/>
        </table:table-row>
        <table:table-row table:style-name="ro1">
          <table:table-cell office:value-type="string" calcext:value-type="string">
            <text:p>Total Blocks</text:p>
          </table:table-cell>
          <table:table-cell table:style-name="Default" office:value-type="string" calcext:value-type="string">
            <text:p><text:s text:c="7"/>2X2X2 </text:p>
          </table:table-cell>
          <table:table-cell/>
        </table:table-row>
        <table:table-row table:style-name="ro1">
          <table:table-cell office:value-type="string" calcext:value-type="string">
            <text:p>Reduce All-1</text:p>
          </table:table-cell>
          <table:table-cell office:value-type="float" office:value="0.009134293" calcext:value-type="float">
            <text:p>9.13E-003</text:p>
          </table:table-cell>
          <table:table-cell/>
        </table:table-row>
        <table:table-row table:style-name="ro1">
          <table:table-cell office:value-type="string" calcext:value-type="string">
            <text:p>Reduce All-9</text:p>
          </table:table-cell>
          <table:table-cell office:value-type="float" office:value="0.00920248" calcext:value-type="float">
            <text:p>9.20E-003</text:p>
          </table:table-cell>
          <table:table-cell/>
        </table:table-row>
        <table:table-row table:style-name="ro1">
          <table:table-cell office:value-type="string" calcext:value-type="string">
            <text:p>Scale 1-9</text:p>
          </table:table-cell>
          <table:table-cell table:style-name="Default" office:value-type="float" office:value="1.007465" calcext:value-type="float">
            <text:p>1.007465</text:p>
          </table:table-cell>
          <table:table-cell/>
        </table:table-row>
        <table:table-row table:style-name="ro1">
          <table:table-cell office:value-type="string" calcext:value-type="string">
            <text:p>Reduce All Array-1</text:p>
          </table:table-cell>
          <table:table-cell office:value-type="float" office:value="0.00006079674" calcext:value-type="float">
            <text:p>6.08E-005</text:p>
          </table:table-cell>
          <table:table-cell/>
        </table:table-row>
        <table:table-row table:style-name="ro1">
          <table:table-cell office:value-type="string" calcext:value-type="string">
            <text:p>Reduce All Array-3</text:p>
          </table:table-cell>
          <table:table-cell office:value-type="float" office:value="0.0000705719" calcext:value-type="float">
            <text:p>7.06E-005</text:p>
          </table:table-cell>
          <table:table-cell/>
        </table:table-row>
        <table:table-row table:style-name="ro1">
          <table:table-cell office:value-type="string" calcext:value-type="string">
            <text:p>Scale 1-3</text:p>
          </table:table-cell>
          <table:table-cell table:style-name="Default" office:value-type="float" office:value="1.160784" calcext:value-type="float">
            <text:p>1.160784</text:p>
          </table:table-cell>
          <table:table-cell/>
        </table:table-row>
        <table:table-row table:style-name="ro1">
          <table:table-cell office:value-type="string" calcext:value-type="string">
            <text:p>Histo-1 (R_all)</text:p>
          </table:table-cell>
          <table:table-cell office:value-type="float" office:value="0.00005245209" calcext:value-type="float">
            <text:p>5.25E-005</text:p>
          </table:table-cell>
          <table:table-cell/>
        </table:table-row>
        <table:table-row table:style-name="ro1">
          <table:table-cell office:value-type="string" calcext:value-type="string">
            <text:p>Histo-3 (R_all)</text:p>
          </table:table-cell>
          <table:table-cell office:value-type="float" office:value="0.0001571178" calcext:value-type="float">
            <text:p>1.57E-004</text:p>
          </table:table-cell>
          <table:table-cell/>
        </table:table-row>
        <table:table-row table:style-name="ro1">
          <table:table-cell office:value-type="string" calcext:value-type="string">
            <text:p>Histo-1 (R_single)</text:p>
          </table:table-cell>
          <table:table-cell office:value-type="float" office:value="0.00004720688" calcext:value-type="float">
            <text:p>4.72E-005</text:p>
          </table:table-cell>
          <table:table-cell/>
        </table:table-row>
        <table:table-row table:style-name="ro1">
          <table:table-cell office:value-type="string" calcext:value-type="string">
            <text:p>Histo-3 (R_single)</text:p>
          </table:table-cell>
          <table:table-cell office:value-type="float" office:value="0.0001432896" calcext:value-type="float">
            <text:p>1.43E-004</text:p>
          </table:table-cell>
          <table:table-cell/>
        </table:table-row>
        <table:table-row table:style-name="ro1">
          <table:table-cell office:value-type="string" calcext:value-type="string">
            <text:p>Total Calc Time</text:p>
          </table:table-cell>
          <table:table-cell office:value-type="float" office:value="0.009608746" calcext:value-type="float">
            <text:p>9.61E-003</text:p>
          </table:table-cell>
          <table:table-cell/>
        </table:table-row>
        <table:table-row table:style-name="ro1">
          <table:table-cell office:value-type="string" calcext:value-type="string">
            <text:p>******* RUN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<text:s/>**************</text:p>
          </table:table-cell>
        </table:table-row>
        <table:table-row table:style-name="ro1">
          <table:table-cell office:value-type="string" calcext:value-type="string">
            <text:p>***** Processors</text:p>
          </table:table-cell>
          <table:table-cell table:style-name="Default" office:value-type="float" office:value="64" calcext:value-type="float">
            <text:p>64</text:p>
          </table:table-cell>
          <table:table-cell office:value-type="string" calcext:value-type="string">
            <text:p><text:s/>*********</text:p>
          </table:table-cell>
        </table:table-row>
        <table:table-row table:style-name="ro1">
          <table:table-cell office:value-type="string" calcext:value-type="string">
            <text:p>Global Dimensions</text:p>
          </table:table-cell>
          <table:table-cell table:style-name="Default" office:value-type="string" calcext:value-type="string">
            <text:p><text:s text:c="2"/>32X32X32</text:p>
          </table:table-cell>
          <table:table-cell/>
        </table:table-row>
        <table:table-row table:style-name="ro1">
          <table:table-cell office:value-type="string" calcext:value-type="string">
            <text:p>Local Dimensions</text:p>
          </table:table-cell>
          <table:table-cell table:style-name="Default" office:value-type="string" calcext:value-type="string">
            <text:p><text:s text:c="3"/>8X8X8 </text:p>
          </table:table-cell>
          <table:table-cell/>
        </table:table-row>
        <table:table-row table:style-name="ro1">
          <table:table-cell office:value-type="string" calcext:value-type="string">
            <text:p>Total Blocks</text:p>
          </table:table-cell>
          <table:table-cell table:style-name="Default" office:value-type="string" calcext:value-type="string">
            <text:p><text:s text:c="7"/>4X4X4 </text:p>
          </table:table-cell>
          <table:table-cell/>
        </table:table-row>
        <table:table-row table:style-name="ro1">
          <table:table-cell office:value-type="string" calcext:value-type="string">
            <text:p>Reduce All-1</text:p>
          </table:table-cell>
          <table:table-cell office:value-type="float" office:value="0.3557997" calcext:value-type="float">
            <text:p>3.56E-001</text:p>
          </table:table-cell>
          <table:table-cell/>
        </table:table-row>
        <table:table-row table:style-name="ro1">
          <table:table-cell office:value-type="string" calcext:value-type="string">
            <text:p>Reduce All-9</text:p>
          </table:table-cell>
          <table:table-cell office:value-type="float" office:value="1.771806" calcext:value-type="float">
            <text:p>1.77E+000</text:p>
          </table:table-cell>
          <table:table-cell/>
        </table:table-row>
        <table:table-row table:style-name="ro1">
          <table:table-cell office:value-type="string" calcext:value-type="string">
            <text:p>Scale 1-9</text:p>
          </table:table-cell>
          <table:table-cell table:style-name="Default" office:value-type="float" office:value="4.979784" calcext:value-type="float">
            <text:p>4.979784</text:p>
          </table:table-cell>
          <table:table-cell/>
        </table:table-row>
        <table:table-row table:style-name="ro1">
          <table:table-cell office:value-type="string" calcext:value-type="string">
            <text:p>Reduce All Array-1</text:p>
          </table:table-cell>
          <table:table-cell office:value-type="float" office:value="0.3205178" calcext:value-type="float">
            <text:p>3.21E-001</text:p>
          </table:table-cell>
          <table:table-cell/>
        </table:table-row>
        <table:table-row table:style-name="ro1">
          <table:table-cell office:value-type="string" calcext:value-type="string">
            <text:p>Reduce All Array-3</text:p>
          </table:table-cell>
          <table:table-cell office:value-type="float" office:value="0.7205191" calcext:value-type="float">
            <text:p>7.21E-001</text:p>
          </table:table-cell>
          <table:table-cell/>
        </table:table-row>
        <table:table-row table:style-name="ro1">
          <table:table-cell office:value-type="string" calcext:value-type="string">
            <text:p>Scale 1-3</text:p>
          </table:table-cell>
          <table:table-cell table:style-name="Default" office:value-type="float" office:value="2.247985" calcext:value-type="float">
            <text:p>2.247985</text:p>
          </table:table-cell>
          <table:table-cell/>
        </table:table-row>
        <table:table-row table:style-name="ro1">
          <table:table-cell office:value-type="string" calcext:value-type="string">
            <text:p>Histo-1 (R_all)</text:p>
          </table:table-cell>
          <table:table-cell office:value-type="float" office:value="0.00003576279" calcext:value-type="float">
            <text:p>3.58E-005</text:p>
          </table:table-cell>
          <table:table-cell/>
        </table:table-row>
        <table:table-row table:style-name="ro1">
          <table:table-cell office:value-type="string" calcext:value-type="string">
            <text:p>Histo-3 (R_all)</text:p>
          </table:table-cell>
          <table:table-cell office:value-type="float" office:value="0.0001072884" calcext:value-type="float">
            <text:p>1.07E-004</text:p>
          </table:table-cell>
          <table:table-cell/>
        </table:table-row>
        <table:table-row table:style-name="ro1">
          <table:table-cell office:value-type="string" calcext:value-type="string">
            <text:p>Histo-1 (R_single)</text:p>
          </table:table-cell>
          <table:table-cell office:value-type="float" office:value="0.00003862381" calcext:value-type="float">
            <text:p>3.86E-005</text:p>
          </table:table-cell>
          <table:table-cell/>
        </table:table-row>
        <table:table-row table:style-name="ro1">
          <table:table-cell office:value-type="string" calcext:value-type="string">
            <text:p>Histo-3 (R_single)</text:p>
          </table:table-cell>
          <table:table-cell office:value-type="float" office:value="0.0001122952" calcext:value-type="float">
            <text:p>1.12E-004</text:p>
          </table:table-cell>
          <table:table-cell/>
        </table:table-row>
        <table:table-row table:style-name="ro1">
          <table:table-cell office:value-type="string" calcext:value-type="string">
            <text:p>Total Calc Time</text:p>
          </table:table-cell>
          <table:table-cell office:value-type="float" office:value="2.251256" calcext:value-type="float">
            <text:p>2.25E+000</text:p>
          </table:table-cell>
          <table:table-cell/>
        </table:table-row>
        <table:table-row table:style-name="ro1">
          <table:table-cell office:value-type="string" calcext:value-type="string">
            <text:p>******* RUN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<text:s/>**************</text:p>
          </table:table-cell>
        </table:table-row>
        <table:table-row table:style-name="ro1">
          <table:table-cell office:value-type="string" calcext:value-type="string">
            <text:p>***** Processor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<text:s/>*********</text:p>
          </table:table-cell>
        </table:table-row>
        <table:table-row table:style-name="ro1">
          <table:table-cell office:value-type="string" calcext:value-type="string">
            <text:p>Global Dimensions</text:p>
          </table:table-cell>
          <table:table-cell table:style-name="Default" office:value-type="string" calcext:value-type="string">
            <text:p><text:s text:c="2"/>16X16X16</text:p>
          </table:table-cell>
          <table:table-cell/>
        </table:table-row>
        <table:table-row table:style-name="ro1">
          <table:table-cell office:value-type="string" calcext:value-type="string">
            <text:p>Local Dimensions</text:p>
          </table:table-cell>
          <table:table-cell table:style-name="Default" office:value-type="string" calcext:value-type="string">
            <text:p><text:s text:c="3"/>16X16X16 </text:p>
          </table:table-cell>
          <table:table-cell/>
        </table:table-row>
        <table:table-row table:style-name="ro1">
          <table:table-cell office:value-type="string" calcext:value-type="string">
            <text:p>Total Blocks</text:p>
          </table:table-cell>
          <table:table-cell table:style-name="Default" office:value-type="string" calcext:value-type="string">
            <text:p><text:s text:c="7"/>1X1X1 </text:p>
          </table:table-cell>
          <table:table-cell/>
        </table:table-row>
        <table:table-row table:style-name="ro1">
          <table:table-cell office:value-type="string" calcext:value-type="string">
            <text:p>Reduce All-1</text:p>
          </table:table-cell>
          <table:table-cell office:value-type="float" office:value="0.00001502037" calcext:value-type="float">
            <text:p>1.50E-005</text:p>
          </table:table-cell>
          <table:table-cell/>
        </table:table-row>
        <table:table-row table:style-name="ro1">
          <table:table-cell office:value-type="string" calcext:value-type="string">
            <text:p>Reduce All-9</text:p>
          </table:table-cell>
          <table:table-cell office:value-type="float" office:value="0.00002026558" calcext:value-type="float">
            <text:p>2.03E-005</text:p>
          </table:table-cell>
          <table:table-cell/>
        </table:table-row>
        <table:table-row table:style-name="ro1">
          <table:table-cell office:value-type="string" calcext:value-type="string">
            <text:p>Scale 1-9</text:p>
          </table:table-cell>
          <table:table-cell table:style-name="Default" office:value-type="float" office:value="1.349206" calcext:value-type="float">
            <text:p>1.349206</text:p>
          </table:table-cell>
          <table:table-cell/>
        </table:table-row>
        <table:table-row table:style-name="ro1">
          <table:table-cell office:value-type="string" calcext:value-type="string">
            <text:p>Reduce All Array-1</text:p>
          </table:table-cell>
          <table:table-cell office:value-type="float" office:value="0.000006437302" calcext:value-type="float">
            <text:p>6.44E-006</text:p>
          </table:table-cell>
          <table:table-cell/>
        </table:table-row>
        <table:table-row table:style-name="ro1">
          <table:table-cell office:value-type="string" calcext:value-type="string">
            <text:p>Reduce All Array-3</text:p>
          </table:table-cell>
          <table:table-cell office:value-type="float" office:value="0.000006914139" calcext:value-type="float">
            <text:p>6.91E-006</text:p>
          </table:table-cell>
          <table:table-cell/>
        </table:table-row>
        <table:table-row table:style-name="ro1">
          <table:table-cell office:value-type="string" calcext:value-type="string">
            <text:p>Scale 1-3</text:p>
          </table:table-cell>
          <table:table-cell table:style-name="Default" office:value-type="float" office:value="1.074074" calcext:value-type="float">
            <text:p>1.074074</text:p>
          </table:table-cell>
          <table:table-cell/>
        </table:table-row>
        <table:table-row table:style-name="ro1">
          <table:table-cell office:value-type="string" calcext:value-type="string">
            <text:p>Histo-1 (R_all)</text:p>
          </table:table-cell>
          <table:table-cell office:value-type="float" office:value="0.0002708435" calcext:value-type="float">
            <text:p>2.71E-004</text:p>
          </table:table-cell>
          <table:table-cell/>
        </table:table-row>
        <table:table-row table:style-name="ro1">
          <table:table-cell office:value-type="string" calcext:value-type="string">
            <text:p>Histo-3 (R_all)</text:p>
          </table:table-cell>
          <table:table-cell office:value-type="float" office:value="0.0007083416" calcext:value-type="float">
            <text:p>7.08E-004</text:p>
          </table:table-cell>
          <table:table-cell/>
        </table:table-row>
        <table:table-row table:style-name="ro1">
          <table:table-cell office:value-type="string" calcext:value-type="string">
            <text:p>Histo-1 (R_single)</text:p>
          </table:table-cell>
          <table:table-cell office:value-type="float" office:value="0.0001859665" calcext:value-type="float">
            <text:p>1.86E-004</text:p>
          </table:table-cell>
          <table:table-cell/>
        </table:table-row>
        <table:table-row table:style-name="ro1">
          <table:table-cell office:value-type="string" calcext:value-type="string">
            <text:p>Histo-3 (R_single)</text:p>
          </table:table-cell>
          <table:table-cell office:value-type="float" office:value="0.0005476475" calcext:value-type="float">
            <text:p>5.48E-004</text:p>
          </table:table-cell>
          <table:table-cell/>
        </table:table-row>
        <table:table-row table:style-name="ro1">
          <table:table-cell office:value-type="string" calcext:value-type="string">
            <text:p>Total Calc Time</text:p>
          </table:table-cell>
          <table:table-cell office:value-type="float" office:value="0.001658916" calcext:value-type="float">
            <text:p>1.66E-003</text:p>
          </table:table-cell>
          <table:table-cell/>
        </table:table-row>
        <table:table-row table:style-name="ro1">
          <table:table-cell office:value-type="string" calcext:value-type="string">
            <text:p>******* RUN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<text:s/>**************</text:p>
          </table:table-cell>
        </table:table-row>
        <table:table-row table:style-name="ro1">
          <table:table-cell office:value-type="string" calcext:value-type="string">
            <text:p>***** Processors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<text:s/>*********</text:p>
          </table:table-cell>
        </table:table-row>
        <table:table-row table:style-name="ro1">
          <table:table-cell office:value-type="string" calcext:value-type="string">
            <text:p>Global Dimensions</text:p>
          </table:table-cell>
          <table:table-cell table:style-name="Default" office:value-type="string" calcext:value-type="string">
            <text:p><text:s text:c="2"/>32X32X32</text:p>
          </table:table-cell>
          <table:table-cell/>
        </table:table-row>
        <table:table-row table:style-name="ro1">
          <table:table-cell office:value-type="string" calcext:value-type="string">
            <text:p>Local Dimensions</text:p>
          </table:table-cell>
          <table:table-cell table:style-name="Default" office:value-type="string" calcext:value-type="string">
            <text:p><text:s text:c="3"/>16X16X16 </text:p>
          </table:table-cell>
          <table:table-cell/>
        </table:table-row>
        <table:table-row table:style-name="ro1">
          <table:table-cell office:value-type="string" calcext:value-type="string">
            <text:p>Total Blocks</text:p>
          </table:table-cell>
          <table:table-cell table:style-name="Default" office:value-type="string" calcext:value-type="string">
            <text:p><text:s text:c="7"/>2X2X2 </text:p>
          </table:table-cell>
          <table:table-cell/>
        </table:table-row>
        <table:table-row table:style-name="ro1">
          <table:table-cell office:value-type="string" calcext:value-type="string">
            <text:p>Reduce All-1</text:p>
          </table:table-cell>
          <table:table-cell office:value-type="float" office:value="0.01951718" calcext:value-type="float">
            <text:p>1.95E-002</text:p>
          </table:table-cell>
          <table:table-cell/>
        </table:table-row>
        <table:table-row table:style-name="ro1">
          <table:table-cell office:value-type="string" calcext:value-type="string">
            <text:p>Reduce All-9</text:p>
          </table:table-cell>
          <table:table-cell office:value-type="float" office:value="0.09151769" calcext:value-type="float">
            <text:p>9.15E-002</text:p>
          </table:table-cell>
          <table:table-cell/>
        </table:table-row>
        <table:table-row table:style-name="ro1">
          <table:table-cell office:value-type="string" calcext:value-type="string">
            <text:p>Scale 1-9</text:p>
          </table:table-cell>
          <table:table-cell table:style-name="Default" office:value-type="float" office:value="4.689083" calcext:value-type="float">
            <text:p>4.689083</text:p>
          </table:table-cell>
          <table:table-cell/>
        </table:table-row>
        <table:table-row table:style-name="ro1">
          <table:table-cell office:value-type="string" calcext:value-type="string">
            <text:p>Reduce All Array-1</text:p>
          </table:table-cell>
          <table:table-cell office:value-type="float" office:value="0.01818681" calcext:value-type="float">
            <text:p>1.82E-002</text:p>
          </table:table-cell>
          <table:table-cell/>
        </table:table-row>
        <table:table-row table:style-name="ro1">
          <table:table-cell office:value-type="string" calcext:value-type="string">
            <text:p>Reduce All Array-3</text:p>
          </table:table-cell>
          <table:table-cell office:value-type="float" office:value="0.03078175" calcext:value-type="float">
            <text:p>3.08E-002</text:p>
          </table:table-cell>
          <table:table-cell/>
        </table:table-row>
        <table:table-row table:style-name="ro1">
          <table:table-cell office:value-type="string" calcext:value-type="string">
            <text:p>Scale 1-3</text:p>
          </table:table-cell>
          <table:table-cell table:style-name="Default" office:value-type="float" office:value="1.692532" calcext:value-type="float">
            <text:p>1.692532</text:p>
          </table:table-cell>
          <table:table-cell/>
        </table:table-row>
        <table:table-row table:style-name="ro1">
          <table:table-cell office:value-type="string" calcext:value-type="string">
            <text:p>Histo-1 (R_all)</text:p>
          </table:table-cell>
          <table:table-cell office:value-type="float" office:value="0.0002968311" calcext:value-type="float">
            <text:p>2.97E-004</text:p>
          </table:table-cell>
          <table:table-cell/>
        </table:table-row>
        <table:table-row table:style-name="ro1">
          <table:table-cell office:value-type="string" calcext:value-type="string">
            <text:p>Histo-3 (R_all)</text:p>
          </table:table-cell>
          <table:table-cell office:value-type="float" office:value="0.0008890629" calcext:value-type="float">
            <text:p>8.89E-004</text:p>
          </table:table-cell>
          <table:table-cell/>
        </table:table-row>
        <table:table-row table:style-name="ro1">
          <table:table-cell office:value-type="string" calcext:value-type="string">
            <text:p>Histo-1 (R_single)</text:p>
          </table:table-cell>
          <table:table-cell office:value-type="float" office:value="0.0003061295" calcext:value-type="float">
            <text:p>3.06E-004</text:p>
          </table:table-cell>
          <table:table-cell/>
        </table:table-row>
        <table:table-row table:style-name="ro1">
          <table:table-cell office:value-type="string" calcext:value-type="string">
            <text:p>Histo-3 (R_single)</text:p>
          </table:table-cell>
          <table:table-cell office:value-type="float" office:value="0.000916481" calcext:value-type="float">
            <text:p>9.16E-004</text:p>
          </table:table-cell>
          <table:table-cell/>
        </table:table-row>
        <table:table-row table:style-name="ro1">
          <table:table-cell office:value-type="string" calcext:value-type="string">
            <text:p>Total Calc Time</text:p>
          </table:table-cell>
          <table:table-cell office:value-type="float" office:value="0.1115263" calcext:value-type="float">
            <text:p>1.12E-001</text:p>
          </table:table-cell>
          <table:table-cell/>
        </table:table-row>
        <table:table-row table:style-name="ro1">
          <table:table-cell office:value-type="string" calcext:value-type="string">
            <text:p>******* RUN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<text:s/>**************</text:p>
          </table:table-cell>
        </table:table-row>
        <table:table-row table:style-name="ro1">
          <table:table-cell office:value-type="string" calcext:value-type="string">
            <text:p>***** Processors</text:p>
          </table:table-cell>
          <table:table-cell table:style-name="Default" office:value-type="float" office:value="64" calcext:value-type="float">
            <text:p>64</text:p>
          </table:table-cell>
          <table:table-cell office:value-type="string" calcext:value-type="string">
            <text:p><text:s/>*********</text:p>
          </table:table-cell>
        </table:table-row>
        <table:table-row table:style-name="ro1">
          <table:table-cell office:value-type="string" calcext:value-type="string">
            <text:p>Global Dimensions</text:p>
          </table:table-cell>
          <table:table-cell table:style-name="Default" office:value-type="string" calcext:value-type="string">
            <text:p><text:s text:c="2"/>64X64X64</text:p>
          </table:table-cell>
          <table:table-cell/>
        </table:table-row>
        <table:table-row table:style-name="ro1">
          <table:table-cell office:value-type="string" calcext:value-type="string">
            <text:p>Local Dimensions</text:p>
          </table:table-cell>
          <table:table-cell table:style-name="Default" office:value-type="string" calcext:value-type="string">
            <text:p><text:s text:c="3"/>16X16X16 </text:p>
          </table:table-cell>
          <table:table-cell/>
        </table:table-row>
        <table:table-row table:style-name="ro1">
          <table:table-cell office:value-type="string" calcext:value-type="string">
            <text:p>Total Blocks</text:p>
          </table:table-cell>
          <table:table-cell table:style-name="Default" office:value-type="string" calcext:value-type="string">
            <text:p><text:s text:c="7"/>4X4X4 </text:p>
          </table:table-cell>
          <table:table-cell/>
        </table:table-row>
        <table:table-row table:style-name="ro1">
          <table:table-cell office:value-type="string" calcext:value-type="string">
            <text:p>Reduce All-1</text:p>
          </table:table-cell>
          <table:table-cell office:value-type="float" office:value="0.2675734" calcext:value-type="float">
            <text:p>2.68E-001</text:p>
          </table:table-cell>
          <table:table-cell/>
        </table:table-row>
        <table:table-row table:style-name="ro1">
          <table:table-cell office:value-type="string" calcext:value-type="string">
            <text:p>Reduce All-9</text:p>
          </table:table-cell>
          <table:table-cell office:value-type="float" office:value="1.675606" calcext:value-type="float">
            <text:p>1.68E+000</text:p>
          </table:table-cell>
          <table:table-cell/>
        </table:table-row>
        <table:table-row table:style-name="ro1">
          <table:table-cell office:value-type="string" calcext:value-type="string">
            <text:p>Scale 1-9</text:p>
          </table:table-cell>
          <table:table-cell table:style-name="Default" office:value-type="float" office:value="6.262229" calcext:value-type="float">
            <text:p>6.262229</text:p>
          </table:table-cell>
          <table:table-cell/>
        </table:table-row>
        <table:table-row table:style-name="ro1">
          <table:table-cell office:value-type="string" calcext:value-type="string">
            <text:p>Reduce All Array-1</text:p>
          </table:table-cell>
          <table:table-cell office:value-type="float" office:value="0.2461431" calcext:value-type="float">
            <text:p>2.46E-001</text:p>
          </table:table-cell>
          <table:table-cell/>
        </table:table-row>
        <table:table-row table:style-name="ro1">
          <table:table-cell office:value-type="string" calcext:value-type="string">
            <text:p>Reduce All Array-3</text:p>
          </table:table-cell>
          <table:table-cell office:value-type="float" office:value="0.6701515" calcext:value-type="float">
            <text:p>6.70E-001</text:p>
          </table:table-cell>
          <table:table-cell/>
        </table:table-row>
        <table:table-row table:style-name="ro1">
          <table:table-cell office:value-type="string" calcext:value-type="string">
            <text:p>Scale 1-3</text:p>
          </table:table-cell>
          <table:table-cell table:style-name="Default" office:value-type="float" office:value="2.722609" calcext:value-type="float">
            <text:p>2.722609</text:p>
          </table:table-cell>
          <table:table-cell/>
        </table:table-row>
        <table:table-row table:style-name="ro1">
          <table:table-cell office:value-type="string" calcext:value-type="string">
            <text:p>Histo-1 (R_all)</text:p>
          </table:table-cell>
          <table:table-cell office:value-type="float" office:value="0.0003025532" calcext:value-type="float">
            <text:p>3.03E-004</text:p>
          </table:table-cell>
          <table:table-cell/>
        </table:table-row>
        <table:table-row table:style-name="ro1">
          <table:table-cell office:value-type="string" calcext:value-type="string">
            <text:p>Histo-3 (R_all)</text:p>
          </table:table-cell>
          <table:table-cell office:value-type="float" office:value="0.0009098053" calcext:value-type="float">
            <text:p>9.10E-004</text:p>
          </table:table-cell>
          <table:table-cell/>
        </table:table-row>
        <table:table-row table:style-name="ro1">
          <table:table-cell office:value-type="string" calcext:value-type="string">
            <text:p>Histo-1 (R_single)</text:p>
          </table:table-cell>
          <table:table-cell office:value-type="float" office:value="0.0003211498" calcext:value-type="float">
            <text:p>3.21E-004</text:p>
          </table:table-cell>
          <table:table-cell/>
        </table:table-row>
        <table:table-row table:style-name="ro1">
          <table:table-cell office:value-type="string" calcext:value-type="string">
            <text:p>Histo-3 (R_single)</text:p>
          </table:table-cell>
          <table:table-cell office:value-type="float" office:value="0.0009672642" calcext:value-type="float">
            <text:p>9.67E-004</text:p>
          </table:table-cell>
          <table:table-cell/>
        </table:table-row>
        <table:table-row table:style-name="ro1">
          <table:table-cell office:value-type="string" calcext:value-type="string">
            <text:p>Total Calc Time</text:p>
          </table:table-cell>
          <table:table-cell office:value-type="float" office:value="2.099331" calcext:value-type="float">
            <text:p>2.10E+000</text:p>
          </table:table-cell>
          <table:table-cell/>
        </table:table-row>
        <table:table-row table:style-name="ro1">
          <table:table-cell office:value-type="string" calcext:value-type="string">
            <text:p>******* RUN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<text:s/>**************</text:p>
          </table:table-cell>
        </table:table-row>
        <table:table-row table:style-name="ro1">
          <table:table-cell office:value-type="string" calcext:value-type="string">
            <text:p>***** Processor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<text:s/>*********</text:p>
          </table:table-cell>
        </table:table-row>
        <table:table-row table:style-name="ro1">
          <table:table-cell office:value-type="string" calcext:value-type="string">
            <text:p>Global Dimensions</text:p>
          </table:table-cell>
          <table:table-cell table:style-name="Default" office:value-type="string" calcext:value-type="string">
            <text:p><text:s text:c="2"/>32X32X32</text:p>
          </table:table-cell>
          <table:table-cell/>
        </table:table-row>
        <table:table-row table:style-name="ro1">
          <table:table-cell office:value-type="string" calcext:value-type="string">
            <text:p>Local Dimensions</text:p>
          </table:table-cell>
          <table:table-cell table:style-name="Default" office:value-type="string" calcext:value-type="string">
            <text:p><text:s text:c="3"/>32X32X32 </text:p>
          </table:table-cell>
          <table:table-cell/>
        </table:table-row>
        <table:table-row table:style-name="ro1">
          <table:table-cell office:value-type="string" calcext:value-type="string">
            <text:p>Total Blocks</text:p>
          </table:table-cell>
          <table:table-cell table:style-name="Default" office:value-type="string" calcext:value-type="string">
            <text:p><text:s text:c="7"/>1X1X1 </text:p>
          </table:table-cell>
          <table:table-cell/>
        </table:table-row>
        <table:table-row table:style-name="ro1">
          <table:table-cell office:value-type="string" calcext:value-type="string">
            <text:p>Reduce All-1</text:p>
          </table:table-cell>
          <table:table-cell office:value-type="float" office:value="0.00003504753" calcext:value-type="float">
            <text:p>3.50E-005</text:p>
          </table:table-cell>
          <table:table-cell/>
        </table:table-row>
        <table:table-row table:style-name="ro1">
          <table:table-cell office:value-type="string" calcext:value-type="string">
            <text:p>Reduce All-9</text:p>
          </table:table-cell>
          <table:table-cell office:value-type="float" office:value="0.00004673004" calcext:value-type="float">
            <text:p>4.67E-005</text:p>
          </table:table-cell>
          <table:table-cell/>
        </table:table-row>
        <table:table-row table:style-name="ro1">
          <table:table-cell office:value-type="string" calcext:value-type="string">
            <text:p>Scale 1-9</text:p>
          </table:table-cell>
          <table:table-cell table:style-name="Default" office:value-type="float" office:value="1.333333" calcext:value-type="float">
            <text:p>1.333333</text:p>
          </table:table-cell>
          <table:table-cell/>
        </table:table-row>
        <table:table-row table:style-name="ro1">
          <table:table-cell office:value-type="string" calcext:value-type="string">
            <text:p>Reduce All Array-1</text:p>
          </table:table-cell>
          <table:table-cell office:value-type="float" office:value="0.000003576279" calcext:value-type="float">
            <text:p>3.58E-006</text:p>
          </table:table-cell>
          <table:table-cell/>
        </table:table-row>
        <table:table-row table:style-name="ro1">
          <table:table-cell office:value-type="string" calcext:value-type="string">
            <text:p>Reduce All Array-3</text:p>
          </table:table-cell>
          <table:table-cell office:value-type="float" office:value="0.000004291534" calcext:value-type="float">
            <text:p>4.29E-006</text:p>
          </table:table-cell>
          <table:table-cell/>
        </table:table-row>
        <table:table-row table:style-name="ro1">
          <table:table-cell office:value-type="string" calcext:value-type="string">
            <text:p>Scale 1-3</text:p>
          </table:table-cell>
          <table:table-cell table:style-name="Default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Histo-1 (R_all)</text:p>
          </table:table-cell>
          <table:table-cell office:value-type="float" office:value="0.002008677" calcext:value-type="float">
            <text:p>2.01E-003</text:p>
          </table:table-cell>
          <table:table-cell/>
        </table:table-row>
        <table:table-row table:style-name="ro1">
          <table:table-cell office:value-type="string" calcext:value-type="string">
            <text:p>Histo-3 (R_all)</text:p>
          </table:table-cell>
          <table:table-cell office:value-type="float" office:value="0.005992889" calcext:value-type="float">
            <text:p>5.99E-003</text:p>
          </table:table-cell>
          <table:table-cell/>
        </table:table-row>
        <table:table-row table:style-name="ro1">
          <table:table-cell office:value-type="string" calcext:value-type="string">
            <text:p>Histo-1 (R_single)</text:p>
          </table:table-cell>
          <table:table-cell office:value-type="float" office:value="0.002002001" calcext:value-type="float">
            <text:p>2.00E-003</text:p>
          </table:table-cell>
          <table:table-cell/>
        </table:table-row>
        <table:table-row table:style-name="ro1">
          <table:table-cell office:value-type="string" calcext:value-type="string">
            <text:p>Histo-3 (R_single)</text:p>
          </table:table-cell>
          <table:table-cell office:value-type="float" office:value="0.005255222" calcext:value-type="float">
            <text:p>5.26E-003</text:p>
          </table:table-cell>
          <table:table-cell/>
        </table:table-row>
        <table:table-row table:style-name="ro1">
          <table:table-cell office:value-type="string" calcext:value-type="string">
            <text:p>Total Calc Time</text:p>
          </table:table-cell>
          <table:table-cell office:value-type="float" office:value="0.0187819" calcext:value-type="float">
            <text:p>1.88E-002</text:p>
          </table:table-cell>
          <table:table-cell/>
        </table:table-row>
        <table:table-row table:style-name="ro1">
          <table:table-cell office:value-type="string" calcext:value-type="string">
            <text:p>******* RUN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<text:s/>**************</text:p>
          </table:table-cell>
        </table:table-row>
        <table:table-row table:style-name="ro1">
          <table:table-cell office:value-type="string" calcext:value-type="string">
            <text:p>***** Processors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<text:s/>*********</text:p>
          </table:table-cell>
        </table:table-row>
        <table:table-row table:style-name="ro1">
          <table:table-cell office:value-type="string" calcext:value-type="string">
            <text:p>Global Dimensions</text:p>
          </table:table-cell>
          <table:table-cell table:style-name="Default" office:value-type="string" calcext:value-type="string">
            <text:p><text:s text:c="2"/>64X64X64</text:p>
          </table:table-cell>
          <table:table-cell/>
        </table:table-row>
        <table:table-row table:style-name="ro1">
          <table:table-cell office:value-type="string" calcext:value-type="string">
            <text:p>Local Dimensions</text:p>
          </table:table-cell>
          <table:table-cell table:style-name="Default" office:value-type="string" calcext:value-type="string">
            <text:p><text:s text:c="3"/>32X32X32 </text:p>
          </table:table-cell>
          <table:table-cell/>
        </table:table-row>
        <table:table-row table:style-name="ro1">
          <table:table-cell office:value-type="string" calcext:value-type="string">
            <text:p>Total Blocks</text:p>
          </table:table-cell>
          <table:table-cell table:style-name="Default" office:value-type="string" calcext:value-type="string">
            <text:p><text:s text:c="7"/>2X2X2 </text:p>
          </table:table-cell>
          <table:table-cell/>
        </table:table-row>
        <table:table-row table:style-name="ro1">
          <table:table-cell office:value-type="string" calcext:value-type="string">
            <text:p>Reduce All-1</text:p>
          </table:table-cell>
          <table:table-cell office:value-type="float" office:value="0.0002102852" calcext:value-type="float">
            <text:p>2.10E-004</text:p>
          </table:table-cell>
          <table:table-cell/>
        </table:table-row>
        <table:table-row table:style-name="ro1">
          <table:table-cell office:value-type="string" calcext:value-type="string">
            <text:p>Reduce All-9</text:p>
          </table:table-cell>
          <table:table-cell office:value-type="float" office:value="0.0002534389" calcext:value-type="float">
            <text:p>2.53E-004</text:p>
          </table:table-cell>
          <table:table-cell/>
        </table:table-row>
        <table:table-row table:style-name="ro1">
          <table:table-cell office:value-type="string" calcext:value-type="string">
            <text:p>Scale 1-9</text:p>
          </table:table-cell>
          <table:table-cell table:style-name="Default" office:value-type="float" office:value="1.205215" calcext:value-type="float">
            <text:p>1.205215</text:p>
          </table:table-cell>
          <table:table-cell/>
        </table:table-row>
        <table:table-row table:style-name="ro1">
          <table:table-cell office:value-type="string" calcext:value-type="string">
            <text:p>Reduce All Array-1</text:p>
          </table:table-cell>
          <table:table-cell office:value-type="float" office:value="0.005182505" calcext:value-type="float">
            <text:p>5.18E-003</text:p>
          </table:table-cell>
          <table:table-cell/>
        </table:table-row>
        <table:table-row table:style-name="ro1">
          <table:table-cell office:value-type="string" calcext:value-type="string">
            <text:p>Reduce All Array-3</text:p>
          </table:table-cell>
          <table:table-cell office:value-type="float" office:value="0.005193233" calcext:value-type="float">
            <text:p>5.19E-003</text:p>
          </table:table-cell>
          <table:table-cell/>
        </table:table-row>
        <table:table-row table:style-name="ro1">
          <table:table-cell office:value-type="string" calcext:value-type="string">
            <text:p>Scale 1-3</text:p>
          </table:table-cell>
          <table:table-cell table:style-name="Default" office:value-type="float" office:value="1.00207" calcext:value-type="float">
            <text:p>1.00207</text:p>
          </table:table-cell>
          <table:table-cell/>
        </table:table-row>
        <table:table-row table:style-name="ro1">
          <table:table-cell office:value-type="string" calcext:value-type="string">
            <text:p>Histo-1 (R_all)</text:p>
          </table:table-cell>
          <table:table-cell office:value-type="float" office:value="0.002516508" calcext:value-type="float">
            <text:p>2.52E-003</text:p>
          </table:table-cell>
          <table:table-cell/>
        </table:table-row>
        <table:table-row table:style-name="ro1">
          <table:table-cell office:value-type="string" calcext:value-type="string">
            <text:p>Histo-3 (R_all)</text:p>
          </table:table-cell>
          <table:table-cell office:value-type="float" office:value="0.007564068" calcext:value-type="float">
            <text:p>7.56E-003</text:p>
          </table:table-cell>
          <table:table-cell/>
        </table:table-row>
        <table:table-row table:style-name="ro1">
          <table:table-cell office:value-type="string" calcext:value-type="string">
            <text:p>Histo-1 (R_single)</text:p>
          </table:table-cell>
          <table:table-cell office:value-type="float" office:value="0.002526045" calcext:value-type="float">
            <text:p>2.53E-003</text:p>
          </table:table-cell>
          <table:table-cell/>
        </table:table-row>
        <table:table-row table:style-name="ro1">
          <table:table-cell office:value-type="string" calcext:value-type="string">
            <text:p>Histo-3 (R_single)</text:p>
          </table:table-cell>
          <table:table-cell office:value-type="float" office:value="0.007700205" calcext:value-type="float">
            <text:p>7.70E-003</text:p>
          </table:table-cell>
          <table:table-cell/>
        </table:table-row>
        <table:table-row table:style-name="ro1">
          <table:table-cell office:value-type="string" calcext:value-type="string">
            <text:p>Total Calc Time</text:p>
          </table:table-cell>
          <table:table-cell office:value-type="float" office:value="0.02166939" calcext:value-type="float">
            <text:p>2.17E-002</text:p>
          </table:table-cell>
          <table:table-cell/>
        </table:table-row>
        <table:table-row table:style-name="ro1">
          <table:table-cell office:value-type="string" calcext:value-type="string">
            <text:p>******* RUN</text:p>
          </table:table-cell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<text:s/>**************</text:p>
          </table:table-cell>
        </table:table-row>
        <table:table-row table:style-name="ro1">
          <table:table-cell office:value-type="string" calcext:value-type="string">
            <text:p>***** Processors</text:p>
          </table:table-cell>
          <table:table-cell table:style-name="Default" office:value-type="float" office:value="64" calcext:value-type="float">
            <text:p>64</text:p>
          </table:table-cell>
          <table:table-cell office:value-type="string" calcext:value-type="string">
            <text:p><text:s/>*********</text:p>
          </table:table-cell>
        </table:table-row>
        <table:table-row table:style-name="ro1">
          <table:table-cell office:value-type="string" calcext:value-type="string">
            <text:p>Global Dimensions</text:p>
          </table:table-cell>
          <table:table-cell table:style-name="Default" office:value-type="string" calcext:value-type="string">
            <text:p><text:s text:c="2"/>128X128X128</text:p>
          </table:table-cell>
          <table:table-cell/>
        </table:table-row>
        <table:table-row table:style-name="ro1">
          <table:table-cell office:value-type="string" calcext:value-type="string">
            <text:p>Local Dimensions</text:p>
          </table:table-cell>
          <table:table-cell table:style-name="Default" office:value-type="string" calcext:value-type="string">
            <text:p><text:s text:c="3"/>32X32X32 </text:p>
          </table:table-cell>
          <table:table-cell/>
        </table:table-row>
        <table:table-row table:style-name="ro1">
          <table:table-cell office:value-type="string" calcext:value-type="string">
            <text:p>Total Blocks</text:p>
          </table:table-cell>
          <table:table-cell table:style-name="Default" office:value-type="string" calcext:value-type="string">
            <text:p><text:s text:c="7"/>4X4X4 </text:p>
          </table:table-cell>
          <table:table-cell/>
        </table:table-row>
        <table:table-row table:style-name="ro1">
          <table:table-cell office:value-type="string" calcext:value-type="string">
            <text:p>Reduce All-1</text:p>
          </table:table-cell>
          <table:table-cell office:value-type="float" office:value="0.2974446" calcext:value-type="float">
            <text:p>2.97E-001</text:p>
          </table:table-cell>
          <table:table-cell/>
        </table:table-row>
        <table:table-row table:style-name="ro1">
          <table:table-cell office:value-type="string" calcext:value-type="string">
            <text:p>Reduce All-9</text:p>
          </table:table-cell>
          <table:table-cell office:value-type="float" office:value="1.725448" calcext:value-type="float">
            <text:p>1.73E+000</text:p>
          </table:table-cell>
          <table:table-cell/>
        </table:table-row>
        <table:table-row table:style-name="ro1">
          <table:table-cell office:value-type="string" calcext:value-type="string">
            <text:p>Scale 1-9</text:p>
          </table:table-cell>
          <table:table-cell table:style-name="Default" office:value-type="float" office:value="5.800905" calcext:value-type="float">
            <text:p>5.800905</text:p>
          </table:table-cell>
          <table:table-cell/>
        </table:table-row>
        <table:table-row table:style-name="ro1">
          <table:table-cell office:value-type="string" calcext:value-type="string">
            <text:p>Reduce All Array-1</text:p>
          </table:table-cell>
          <table:table-cell office:value-type="float" office:value="0.3243423" calcext:value-type="float">
            <text:p>3.24E-001</text:p>
          </table:table-cell>
          <table:table-cell/>
        </table:table-row>
        <table:table-row table:style-name="ro1">
          <table:table-cell office:value-type="string" calcext:value-type="string">
            <text:p>Reduce All Array-3</text:p>
          </table:table-cell>
          <table:table-cell office:value-type="float" office:value="0.6923466" calcext:value-type="float">
            <text:p>6.92E-001</text:p>
          </table:table-cell>
          <table:table-cell/>
        </table:table-row>
        <table:table-row table:style-name="ro1">
          <table:table-cell office:value-type="string" calcext:value-type="string">
            <text:p>Scale 1-3</text:p>
          </table:table-cell>
          <table:table-cell table:style-name="Default" office:value-type="float" office:value="2.134617" calcext:value-type="float">
            <text:p>2.134617</text:p>
          </table:table-cell>
          <table:table-cell/>
        </table:table-row>
        <table:table-row table:style-name="ro1">
          <table:table-cell office:value-type="string" calcext:value-type="string">
            <text:p>Histo-1 (R_all)</text:p>
          </table:table-cell>
          <table:table-cell office:value-type="float" office:value="0.004043818" calcext:value-type="float">
            <text:p>4.04E-003</text:p>
          </table:table-cell>
          <table:table-cell/>
        </table:table-row>
        <table:table-row table:style-name="ro1">
          <table:table-cell office:value-type="string" calcext:value-type="string">
            <text:p>Histo-3 (R_all)</text:p>
          </table:table-cell>
          <table:table-cell office:value-type="float" office:value="0.05656123" calcext:value-type="float">
            <text:p>5.66E-002</text:p>
          </table:table-cell>
          <table:table-cell/>
        </table:table-row>
        <table:table-row table:style-name="ro1">
          <table:table-cell office:value-type="string" calcext:value-type="string">
            <text:p>Histo-1 (R_single)</text:p>
          </table:table-cell>
          <table:table-cell office:value-type="float" office:value="0.002645493" calcext:value-type="float">
            <text:p>2.65E-003</text:p>
          </table:table-cell>
          <table:table-cell/>
        </table:table-row>
        <table:table-row table:style-name="ro1">
          <table:table-cell office:value-type="string" calcext:value-type="string">
            <text:p>Histo-3 (R_single)</text:p>
          </table:table-cell>
          <table:table-cell office:value-type="float" office:value="0.03593898" calcext:value-type="float">
            <text:p>3.59E-002</text:p>
          </table:table-cell>
          <table:table-cell/>
        </table:table-row>
        <table:table-row table:style-name="ro1">
          <table:table-cell office:value-type="string" calcext:value-type="string">
            <text:p>Total Calc Time</text:p>
          </table:table-cell>
          <table:table-cell office:value-type="float" office:value="2.342513" calcext:value-type="float">
            <text:p>2.34E+000</text:p>
          </table:table-cell>
          <table:table-cell/>
        </table:table-row>
        <table:table-row table:style-name="ro1">
          <table:table-cell office:value-type="string" calcext:value-type="string">
            <text:p>******* RUN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<text:s/>**************</text:p>
          </table:table-cell>
        </table:table-row>
        <table:table-row table:style-name="ro1">
          <table:table-cell office:value-type="string" calcext:value-type="string">
            <text:p>***** Processor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<text:s/>*********</text:p>
          </table:table-cell>
        </table:table-row>
        <table:table-row table:style-name="ro1">
          <table:table-cell office:value-type="string" calcext:value-type="string">
            <text:p>Global Dimensions</text:p>
          </table:table-cell>
          <table:table-cell table:style-name="Default" office:value-type="string" calcext:value-type="string">
            <text:p><text:s text:c="2"/>64X64X64</text:p>
          </table:table-cell>
          <table:table-cell/>
        </table:table-row>
        <table:table-row table:style-name="ro1">
          <table:table-cell office:value-type="string" calcext:value-type="string">
            <text:p>Local Dimensions</text:p>
          </table:table-cell>
          <table:table-cell table:style-name="Default" office:value-type="string" calcext:value-type="string">
            <text:p><text:s text:c="3"/>64X64X64 </text:p>
          </table:table-cell>
          <table:table-cell/>
        </table:table-row>
        <table:table-row table:style-name="ro1">
          <table:table-cell office:value-type="string" calcext:value-type="string">
            <text:p>Total Blocks</text:p>
          </table:table-cell>
          <table:table-cell table:style-name="Default" office:value-type="string" calcext:value-type="string">
            <text:p><text:s text:c="7"/>1X1X1 </text:p>
          </table:table-cell>
          <table:table-cell/>
        </table:table-row>
        <table:table-row table:style-name="ro1">
          <table:table-cell office:value-type="string" calcext:value-type="string">
            <text:p>Reduce All-1</text:p>
          </table:table-cell>
          <table:table-cell office:value-type="float" office:value="0.00002026558" calcext:value-type="float">
            <text:p>2.03E-005</text:p>
          </table:table-cell>
          <table:table-cell/>
        </table:table-row>
        <table:table-row table:style-name="ro1">
          <table:table-cell office:value-type="string" calcext:value-type="string">
            <text:p>Reduce All-9</text:p>
          </table:table-cell>
          <table:table-cell office:value-type="float" office:value="0.0000243187" calcext:value-type="float">
            <text:p>2.43E-005</text:p>
          </table:table-cell>
          <table:table-cell/>
        </table:table-row>
        <table:table-row table:style-name="ro1">
          <table:table-cell office:value-type="string" calcext:value-type="string">
            <text:p>Scale 1-9</text:p>
          </table:table-cell>
          <table:table-cell table:style-name="Default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Reduce All Array-1</text:p>
          </table:table-cell>
          <table:table-cell office:value-type="float" office:value="0.00000500679" calcext:value-type="float">
            <text:p>5.01E-006</text:p>
          </table:table-cell>
          <table:table-cell/>
        </table:table-row>
        <table:table-row table:style-name="ro1">
          <table:table-cell office:value-type="string" calcext:value-type="string">
            <text:p>Reduce All Array-3</text:p>
          </table:table-cell>
          <table:table-cell office:value-type="float" office:value="0.000005483627" calcext:value-type="float">
            <text:p>5.48E-006</text:p>
          </table:table-cell>
          <table:table-cell/>
        </table:table-row>
        <table:table-row table:style-name="ro1">
          <table:table-cell office:value-type="string" calcext:value-type="string">
            <text:p>Scale 1-3</text:p>
          </table:table-cell>
          <table:table-cell table:style-name="Default" office:value-type="float" office:value="1.095238" calcext:value-type="float">
            <text:p>1.095238</text:p>
          </table:table-cell>
          <table:table-cell/>
        </table:table-row>
        <table:table-row table:style-name="ro1">
          <table:table-cell office:value-type="string" calcext:value-type="string">
            <text:p>Histo-1 (R_all)</text:p>
          </table:table-cell>
          <table:table-cell office:value-type="float" office:value="0.01133728" calcext:value-type="float">
            <text:p>1.13E-002</text:p>
          </table:table-cell>
          <table:table-cell/>
        </table:table-row>
        <table:table-row table:style-name="ro1">
          <table:table-cell office:value-type="string" calcext:value-type="string">
            <text:p>Histo-3 (R_all)</text:p>
          </table:table-cell>
          <table:table-cell office:value-type="float" office:value="0.03426766" calcext:value-type="float">
            <text:p>3.43E-002</text:p>
          </table:table-cell>
          <table:table-cell/>
        </table:table-row>
        <table:table-row table:style-name="ro1">
          <table:table-cell office:value-type="string" calcext:value-type="string">
            <text:p>Histo-1 (R_single)</text:p>
          </table:table-cell>
          <table:table-cell office:value-type="float" office:value="0.01143885" calcext:value-type="float">
            <text:p>1.14E-002</text:p>
          </table:table-cell>
          <table:table-cell/>
        </table:table-row>
        <table:table-row table:style-name="ro1">
          <table:table-cell office:value-type="string" calcext:value-type="string">
            <text:p>Histo-3 (R_single)</text:p>
          </table:table-cell>
          <table:table-cell office:value-type="float" office:value="0.03407264" calcext:value-type="float">
            <text:p>3.41E-002</text:p>
          </table:table-cell>
          <table:table-cell/>
        </table:table-row>
        <table:table-row table:style-name="ro1">
          <table:table-cell office:value-type="string" calcext:value-type="string">
            <text:p>Total Calc Time</text:p>
          </table:table-cell>
          <table:table-cell office:value-type="float" office:value="0.07167864" calcext:value-type="float">
            <text:p>7.17E-002</text:p>
          </table:table-cell>
          <table:table-cell/>
        </table:table-row>
        <table:table-row table:style-name="ro1">
          <table:table-cell office:value-type="string" calcext:value-type="string">
            <text:p>******* RUN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<text:s/>**************</text:p>
          </table:table-cell>
        </table:table-row>
        <table:table-row table:style-name="ro1">
          <table:table-cell office:value-type="string" calcext:value-type="string">
            <text:p>***** Processors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<text:s/>*********</text:p>
          </table:table-cell>
        </table:table-row>
        <table:table-row table:style-name="ro1">
          <table:table-cell office:value-type="string" calcext:value-type="string">
            <text:p>Global Dimensions</text:p>
          </table:table-cell>
          <table:table-cell table:style-name="Default" office:value-type="string" calcext:value-type="string">
            <text:p><text:s text:c="2"/>128X128X128</text:p>
          </table:table-cell>
          <table:table-cell/>
        </table:table-row>
        <table:table-row table:style-name="ro1">
          <table:table-cell office:value-type="string" calcext:value-type="string">
            <text:p>Local Dimensions</text:p>
          </table:table-cell>
          <table:table-cell table:style-name="Default" office:value-type="string" calcext:value-type="string">
            <text:p><text:s text:c="3"/>64X64X64 </text:p>
          </table:table-cell>
          <table:table-cell/>
        </table:table-row>
        <table:table-row table:style-name="ro1">
          <table:table-cell office:value-type="string" calcext:value-type="string">
            <text:p>Total Blocks</text:p>
          </table:table-cell>
          <table:table-cell table:style-name="Default" office:value-type="string" calcext:value-type="string">
            <text:p><text:s text:c="7"/>2X2X2 </text:p>
          </table:table-cell>
          <table:table-cell/>
        </table:table-row>
        <table:table-row table:style-name="ro1">
          <table:table-cell office:value-type="string" calcext:value-type="string">
            <text:p>Reduce All-1</text:p>
          </table:table-cell>
          <table:table-cell office:value-type="float" office:value="0.02541018" calcext:value-type="float">
            <text:p>2.54E-002</text:p>
          </table:table-cell>
          <table:table-cell/>
        </table:table-row>
        <table:table-row table:style-name="ro1">
          <table:table-cell office:value-type="string" calcext:value-type="string">
            <text:p>Reduce All-9</text:p>
          </table:table-cell>
          <table:table-cell office:value-type="float" office:value="0.02546477" calcext:value-type="float">
            <text:p>2.55E-002</text:p>
          </table:table-cell>
          <table:table-cell/>
        </table:table-row>
        <table:table-row table:style-name="ro1">
          <table:table-cell office:value-type="string" calcext:value-type="string">
            <text:p>Scale 1-9</text:p>
          </table:table-cell>
          <table:table-cell table:style-name="Default" office:value-type="float" office:value="1.002149" calcext:value-type="float">
            <text:p>1.002149</text:p>
          </table:table-cell>
          <table:table-cell/>
        </table:table-row>
        <table:table-row table:style-name="ro1">
          <table:table-cell office:value-type="string" calcext:value-type="string">
            <text:p>Reduce All Array-1</text:p>
          </table:table-cell>
          <table:table-cell office:value-type="float" office:value="0.03980541" calcext:value-type="float">
            <text:p>3.98E-002</text:p>
          </table:table-cell>
          <table:table-cell/>
        </table:table-row>
        <table:table-row table:style-name="ro1">
          <table:table-cell office:value-type="string" calcext:value-type="string">
            <text:p>Reduce All Array-3</text:p>
          </table:table-cell>
          <table:table-cell office:value-type="float" office:value="0.03981924" calcext:value-type="float">
            <text:p>3.98E-002</text:p>
          </table:table-cell>
          <table:table-cell/>
        </table:table-row>
        <table:table-row table:style-name="ro1">
          <table:table-cell office:value-type="string" calcext:value-type="string">
            <text:p>Scale 1-3</text:p>
          </table:table-cell>
          <table:table-cell table:style-name="Default" office:value-type="float" office:value="1.000347" calcext:value-type="float">
            <text:p>1.000347</text:p>
          </table:table-cell>
          <table:table-cell/>
        </table:table-row>
        <table:table-row table:style-name="ro1">
          <table:table-cell office:value-type="string" calcext:value-type="string">
            <text:p>Histo-1 (R_all)</text:p>
          </table:table-cell>
          <table:table-cell office:value-type="float" office:value="0.02121282" calcext:value-type="float">
            <text:p>2.12E-002</text:p>
          </table:table-cell>
          <table:table-cell/>
        </table:table-row>
        <table:table-row table:style-name="ro1">
          <table:table-cell office:value-type="string" calcext:value-type="string">
            <text:p>Histo-3 (R_all)</text:p>
          </table:table-cell>
          <table:table-cell office:value-type="float" office:value="0.06777143" calcext:value-type="float">
            <text:p>6.78E-002</text:p>
          </table:table-cell>
          <table:table-cell/>
        </table:table-row>
        <table:table-row table:style-name="ro1">
          <table:table-cell office:value-type="string" calcext:value-type="string">
            <text:p>Histo-1 (R_single)</text:p>
          </table:table-cell>
          <table:table-cell office:value-type="float" office:value="0.02260065" calcext:value-type="float">
            <text:p>2.26E-002</text:p>
          </table:table-cell>
          <table:table-cell/>
        </table:table-row>
        <table:table-row table:style-name="ro1">
          <table:table-cell office:value-type="string" calcext:value-type="string">
            <text:p>Histo-3 (R_single)</text:p>
          </table:table-cell>
          <table:table-cell office:value-type="float" office:value="0.06638837" calcext:value-type="float">
            <text:p>6.64E-002</text:p>
          </table:table-cell>
          <table:table-cell/>
        </table:table-row>
        <table:table-row table:style-name="ro1">
          <table:table-cell office:value-type="string" calcext:value-type="string">
            <text:p>Total Calc Time</text:p>
          </table:table-cell>
          <table:table-cell office:value-type="float" office:value="0.2007904" calcext:value-type="float">
            <text:p>2.01E-001</text:p>
          </table:table-cell>
          <table:table-cell/>
        </table:table-row>
        <table:table-row table:style-name="ro1">
          <table:table-cell office:value-type="string" calcext:value-type="string">
            <text:p>******* RUN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<text:s/>**************</text:p>
          </table:table-cell>
        </table:table-row>
        <table:table-row table:style-name="ro1">
          <table:table-cell office:value-type="string" calcext:value-type="string">
            <text:p>***** Processors</text:p>
          </table:table-cell>
          <table:table-cell table:style-name="Default" office:value-type="float" office:value="64" calcext:value-type="float">
            <text:p>64</text:p>
          </table:table-cell>
          <table:table-cell office:value-type="string" calcext:value-type="string">
            <text:p><text:s/>*********</text:p>
          </table:table-cell>
        </table:table-row>
        <table:table-row table:style-name="ro1">
          <table:table-cell office:value-type="string" calcext:value-type="string">
            <text:p>Global Dimensions</text:p>
          </table:table-cell>
          <table:table-cell table:style-name="Default" office:value-type="string" calcext:value-type="string">
            <text:p><text:s text:c="2"/>256X256X256</text:p>
          </table:table-cell>
          <table:table-cell/>
        </table:table-row>
        <table:table-row table:style-name="ro1">
          <table:table-cell office:value-type="string" calcext:value-type="string">
            <text:p>Local Dimensions</text:p>
          </table:table-cell>
          <table:table-cell table:style-name="Default" office:value-type="string" calcext:value-type="string">
            <text:p><text:s text:c="3"/>64X64X64 </text:p>
          </table:table-cell>
          <table:table-cell/>
        </table:table-row>
        <table:table-row table:style-name="ro1">
          <table:table-cell office:value-type="string" calcext:value-type="string">
            <text:p>Total Blocks</text:p>
          </table:table-cell>
          <table:table-cell table:style-name="Default" office:value-type="string" calcext:value-type="string">
            <text:p><text:s text:c="7"/>4X4X4 </text:p>
          </table:table-cell>
          <table:table-cell/>
        </table:table-row>
        <table:table-row table:style-name="ro1">
          <table:table-cell office:value-type="string" calcext:value-type="string">
            <text:p>Reduce All-1</text:p>
          </table:table-cell>
          <table:table-cell office:value-type="float" office:value="0.3775027" calcext:value-type="float">
            <text:p>3.78E-001</text:p>
          </table:table-cell>
          <table:table-cell/>
        </table:table-row>
        <table:table-row table:style-name="ro1">
          <table:table-cell office:value-type="string" calcext:value-type="string">
            <text:p>Reduce All-9</text:p>
          </table:table-cell>
          <table:table-cell office:value-type="float" office:value="2.005509" calcext:value-type="float">
            <text:p>2.01E+000</text:p>
          </table:table-cell>
          <table:table-cell/>
        </table:table-row>
        <table:table-row table:style-name="ro1">
          <table:table-cell office:value-type="string" calcext:value-type="string">
            <text:p>Scale 1-9</text:p>
          </table:table-cell>
          <table:table-cell table:style-name="Default" office:value-type="float" office:value="5.31257" calcext:value-type="float">
            <text:p>5.31257</text:p>
          </table:table-cell>
          <table:table-cell/>
        </table:table-row>
        <table:table-row table:style-name="ro1">
          <table:table-cell office:value-type="string" calcext:value-type="string">
            <text:p>Reduce All Array-1</text:p>
          </table:table-cell>
          <table:table-cell office:value-type="float" office:value="0.6526077" calcext:value-type="float">
            <text:p>6.53E-001</text:p>
          </table:table-cell>
          <table:table-cell/>
        </table:table-row>
        <table:table-row table:style-name="ro1">
          <table:table-cell office:value-type="string" calcext:value-type="string">
            <text:p>Reduce All Array-3</text:p>
          </table:table-cell>
          <table:table-cell office:value-type="float" office:value="1.036637" calcext:value-type="float">
            <text:p>1.04E+000</text:p>
          </table:table-cell>
          <table:table-cell/>
        </table:table-row>
        <table:table-row table:style-name="ro1">
          <table:table-cell office:value-type="string" calcext:value-type="string">
            <text:p>Scale 1-3</text:p>
          </table:table-cell>
          <table:table-cell table:style-name="Default" office:value-type="float" office:value="1.588453" calcext:value-type="float">
            <text:p>1.588453</text:p>
          </table:table-cell>
          <table:table-cell/>
        </table:table-row>
        <table:table-row table:style-name="ro1">
          <table:table-cell office:value-type="string" calcext:value-type="string">
            <text:p>Histo-1 (R_all)</text:p>
          </table:table-cell>
          <table:table-cell office:value-type="float" office:value="0.1768517" calcext:value-type="float">
            <text:p>1.77E-001</text:p>
          </table:table-cell>
          <table:table-cell/>
        </table:table-row>
        <table:table-row table:style-name="ro1">
          <table:table-cell office:value-type="string" calcext:value-type="string">
            <text:p>Histo-3 (R_all)</text:p>
          </table:table-cell>
          <table:table-cell office:value-type="float" office:value="0.5207069" calcext:value-type="float">
            <text:p>5.21E-001</text:p>
          </table:table-cell>
          <table:table-cell/>
        </table:table-row>
        <table:table-row table:style-name="ro1">
          <table:table-cell office:value-type="string" calcext:value-type="string">
            <text:p>Histo-1 (R_single)</text:p>
          </table:table-cell>
          <table:table-cell office:value-type="float" office:value="0.1549206" calcext:value-type="float">
            <text:p>1.55E-001</text:p>
          </table:table-cell>
          <table:table-cell/>
        </table:table-row>
        <table:table-row table:style-name="ro1">
          <table:table-cell office:value-type="string" calcext:value-type="string">
            <text:p>Histo-3 (R_single)</text:p>
          </table:table-cell>
          <table:table-cell office:value-type="float" office:value="0.5363111" calcext:value-type="float">
            <text:p>5.36E-001</text:p>
          </table:table-cell>
          <table:table-cell/>
        </table:table-row>
        <table:table-row table:style-name="ro1">
          <table:table-cell office:value-type="string" calcext:value-type="string">
            <text:p>Total Calc Time</text:p>
          </table:table-cell>
          <table:table-cell office:value-type="float" office:value="3.955505" calcext:value-type="float">
            <text:p>3.96E+000</text:p>
          </table:table-cell>
          <table:table-cell/>
        </table:table-row>
        <table:table-row table:style-name="ro1">
          <table:table-cell office:value-type="string" calcext:value-type="string">
            <text:p>******* RUN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<text:s/>**************</text:p>
          </table:table-cell>
        </table:table-row>
        <table:table-row table:style-name="ro1">
          <table:table-cell office:value-type="string" calcext:value-type="string">
            <text:p>***** Processor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<text:s/>*********</text:p>
          </table:table-cell>
        </table:table-row>
        <table:table-row table:style-name="ro1">
          <table:table-cell office:value-type="string" calcext:value-type="string">
            <text:p>Global Dimensions</text:p>
          </table:table-cell>
          <table:table-cell table:style-name="Default" office:value-type="string" calcext:value-type="string">
            <text:p><text:s text:c="2"/>128X128X128</text:p>
          </table:table-cell>
          <table:table-cell/>
        </table:table-row>
        <table:table-row table:style-name="ro1">
          <table:table-cell office:value-type="string" calcext:value-type="string">
            <text:p>Local Dimensions</text:p>
          </table:table-cell>
          <table:table-cell table:style-name="Default" office:value-type="string" calcext:value-type="string">
            <text:p><text:s text:c="3"/>128X128X128 </text:p>
          </table:table-cell>
          <table:table-cell/>
        </table:table-row>
        <table:table-row table:style-name="ro1">
          <table:table-cell office:value-type="string" calcext:value-type="string">
            <text:p>Total Blocks</text:p>
          </table:table-cell>
          <table:table-cell table:style-name="Default" office:value-type="string" calcext:value-type="string">
            <text:p><text:s text:c="7"/>1X1X1 </text:p>
          </table:table-cell>
          <table:table-cell/>
        </table:table-row>
        <table:table-row table:style-name="ro1">
          <table:table-cell office:value-type="string" calcext:value-type="string">
            <text:p>Reduce All-1</text:p>
          </table:table-cell>
          <table:table-cell office:value-type="float" office:value="0.00001978874" calcext:value-type="float">
            <text:p>1.98E-005</text:p>
          </table:table-cell>
          <table:table-cell/>
        </table:table-row>
        <table:table-row table:style-name="ro1">
          <table:table-cell office:value-type="string" calcext:value-type="string">
            <text:p>Reduce All-9</text:p>
          </table:table-cell>
          <table:table-cell office:value-type="float" office:value="0.00002336502" calcext:value-type="float">
            <text:p>2.34E-005</text:p>
          </table:table-cell>
          <table:table-cell/>
        </table:table-row>
        <table:table-row table:style-name="ro1">
          <table:table-cell office:value-type="string" calcext:value-type="string">
            <text:p>Scale 1-9</text:p>
          </table:table-cell>
          <table:table-cell table:style-name="Default" office:value-type="float" office:value="1.180723" calcext:value-type="float">
            <text:p>1.180723</text:p>
          </table:table-cell>
          <table:table-cell/>
        </table:table-row>
        <table:table-row table:style-name="ro1">
          <table:table-cell office:value-type="string" calcext:value-type="string">
            <text:p>Reduce All Array-1</text:p>
          </table:table-cell>
          <table:table-cell office:value-type="float" office:value="0.000005483627" calcext:value-type="float">
            <text:p>5.48E-006</text:p>
          </table:table-cell>
          <table:table-cell/>
        </table:table-row>
        <table:table-row table:style-name="ro1">
          <table:table-cell office:value-type="string" calcext:value-type="string">
            <text:p>Reduce All Array-3</text:p>
          </table:table-cell>
          <table:table-cell office:value-type="float" office:value="0.000006198883" calcext:value-type="float">
            <text:p>6.20E-006</text:p>
          </table:table-cell>
          <table:table-cell/>
        </table:table-row>
        <table:table-row table:style-name="ro1">
          <table:table-cell office:value-type="string" calcext:value-type="string">
            <text:p>Scale 1-3</text:p>
          </table:table-cell>
          <table:table-cell table:style-name="Default" office:value-type="float" office:value="1.130435" calcext:value-type="float">
            <text:p>1.130435</text:p>
          </table:table-cell>
          <table:table-cell/>
        </table:table-row>
        <table:table-row table:style-name="ro1">
          <table:table-cell office:value-type="string" calcext:value-type="string">
            <text:p>Histo-1 (R_all)</text:p>
          </table:table-cell>
          <table:table-cell office:value-type="float" office:value="0.09154606" calcext:value-type="float">
            <text:p>9.15E-002</text:p>
          </table:table-cell>
          <table:table-cell/>
        </table:table-row>
        <table:table-row table:style-name="ro1">
          <table:table-cell office:value-type="string" calcext:value-type="string">
            <text:p>Histo-3 (R_all)</text:p>
          </table:table-cell>
          <table:table-cell office:value-type="float" office:value="0.2751813" calcext:value-type="float">
            <text:p>2.75E-001</text:p>
          </table:table-cell>
          <table:table-cell/>
        </table:table-row>
        <table:table-row table:style-name="ro1">
          <table:table-cell office:value-type="string" calcext:value-type="string">
            <text:p>Histo-1 (R_single)</text:p>
          </table:table-cell>
          <table:table-cell office:value-type="float" office:value="0.09238195" calcext:value-type="float">
            <text:p>9.24E-002</text:p>
          </table:table-cell>
          <table:table-cell/>
        </table:table-row>
        <table:table-row table:style-name="ro1">
          <table:table-cell office:value-type="string" calcext:value-type="string">
            <text:p>Histo-3 (R_single)</text:p>
          </table:table-cell>
          <table:table-cell office:value-type="float" office:value="0.2754712" calcext:value-type="float">
            <text:p>2.75E-001</text:p>
          </table:table-cell>
          <table:table-cell/>
        </table:table-row>
        <table:table-row table:style-name="ro1">
          <table:table-cell office:value-type="string" calcext:value-type="string">
            <text:p>Total Calc Time</text:p>
          </table:table-cell>
          <table:table-cell office:value-type="float" office:value="0.5849271" calcext:value-type="float">
            <text:p>5.85E-001</text:p>
          </table:table-cell>
          <table:table-cell/>
        </table:table-row>
        <table:table-row table:style-name="ro1">
          <table:table-cell office:value-type="string" calcext:value-type="string">
            <text:p>******* RUN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<text:s/>**************</text:p>
          </table:table-cell>
        </table:table-row>
        <table:table-row table:style-name="ro1">
          <table:table-cell office:value-type="string" calcext:value-type="string">
            <text:p>***** Processors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<text:s/>*********</text:p>
          </table:table-cell>
        </table:table-row>
        <table:table-row table:style-name="ro1">
          <table:table-cell office:value-type="string" calcext:value-type="string">
            <text:p>Global Dimensions</text:p>
          </table:table-cell>
          <table:table-cell table:style-name="Default" office:value-type="string" calcext:value-type="string">
            <text:p><text:s text:c="2"/>256X256X256</text:p>
          </table:table-cell>
          <table:table-cell/>
        </table:table-row>
        <table:table-row table:style-name="ro1">
          <table:table-cell office:value-type="string" calcext:value-type="string">
            <text:p>Local Dimensions</text:p>
          </table:table-cell>
          <table:table-cell table:style-name="Default" office:value-type="string" calcext:value-type="string">
            <text:p><text:s text:c="3"/>128X128X128 </text:p>
          </table:table-cell>
          <table:table-cell/>
        </table:table-row>
        <table:table-row table:style-name="ro1">
          <table:table-cell office:value-type="string" calcext:value-type="string">
            <text:p>Total Blocks</text:p>
          </table:table-cell>
          <table:table-cell table:style-name="Default" office:value-type="string" calcext:value-type="string">
            <text:p><text:s text:c="7"/>2X2X2 </text:p>
          </table:table-cell>
          <table:table-cell/>
        </table:table-row>
        <table:table-row table:style-name="ro1">
          <table:table-cell office:value-type="string" calcext:value-type="string">
            <text:p>Reduce All-1</text:p>
          </table:table-cell>
          <table:table-cell office:value-type="float" office:value="0.0598681" calcext:value-type="float">
            <text:p>5.99E-002</text:p>
          </table:table-cell>
          <table:table-cell/>
        </table:table-row>
        <table:table-row table:style-name="ro1">
          <table:table-cell office:value-type="string" calcext:value-type="string">
            <text:p>Reduce All-9</text:p>
          </table:table-cell>
          <table:table-cell office:value-type="float" office:value="0.05993128" calcext:value-type="float">
            <text:p>5.99E-002</text:p>
          </table:table-cell>
          <table:table-cell/>
        </table:table-row>
        <table:table-row table:style-name="ro1">
          <table:table-cell office:value-type="string" calcext:value-type="string">
            <text:p>Scale 1-9</text:p>
          </table:table-cell>
          <table:table-cell table:style-name="Default" office:value-type="float" office:value="1.001055" calcext:value-type="float">
            <text:p>1.001055</text:p>
          </table:table-cell>
          <table:table-cell/>
        </table:table-row>
        <table:table-row table:style-name="ro1">
          <table:table-cell office:value-type="string" calcext:value-type="string">
            <text:p>Reduce All Array-1</text:p>
          </table:table-cell>
          <table:table-cell office:value-type="float" office:value="0.1864593" calcext:value-type="float">
            <text:p>1.86E-001</text:p>
          </table:table-cell>
          <table:table-cell/>
        </table:table-row>
        <table:table-row table:style-name="ro1">
          <table:table-cell office:value-type="string" calcext:value-type="string">
            <text:p>Reduce All Array-3</text:p>
          </table:table-cell>
          <table:table-cell office:value-type="float" office:value="0.1864741" calcext:value-type="float">
            <text:p>1.86E-001</text:p>
          </table:table-cell>
          <table:table-cell/>
        </table:table-row>
        <table:table-row table:style-name="ro1">
          <table:table-cell office:value-type="string" calcext:value-type="string">
            <text:p>Scale 1-3</text:p>
          </table:table-cell>
          <table:table-cell table:style-name="Default" office:value-type="float" office:value="1.000079" calcext:value-type="float">
            <text:p>1.000079</text:p>
          </table:table-cell>
          <table:table-cell/>
        </table:table-row>
        <table:table-row table:style-name="ro1">
          <table:table-cell office:value-type="string" calcext:value-type="string">
            <text:p>Histo-1 (R_all)</text:p>
          </table:table-cell>
          <table:table-cell office:value-type="float" office:value="0.1968815" calcext:value-type="float">
            <text:p>1.97E-001</text:p>
          </table:table-cell>
          <table:table-cell/>
        </table:table-row>
        <table:table-row table:style-name="ro1">
          <table:table-cell office:value-type="string" calcext:value-type="string">
            <text:p>Histo-3 (R_all)</text:p>
          </table:table-cell>
          <table:table-cell office:value-type="float" office:value="0.5958064" calcext:value-type="float">
            <text:p>5.96E-001</text:p>
          </table:table-cell>
          <table:table-cell/>
        </table:table-row>
        <table:table-row table:style-name="ro1">
          <table:table-cell office:value-type="string" calcext:value-type="string">
            <text:p>Histo-1 (R_single)</text:p>
          </table:table-cell>
          <table:table-cell office:value-type="float" office:value="0.1893859" calcext:value-type="float">
            <text:p>1.89E-001</text:p>
          </table:table-cell>
          <table:table-cell/>
        </table:table-row>
        <table:table-row table:style-name="ro1">
          <table:table-cell office:value-type="string" calcext:value-type="string">
            <text:p>Histo-3 (R_single)</text:p>
          </table:table-cell>
          <table:table-cell office:value-type="float" office:value="0.5882876" calcext:value-type="float">
            <text:p>5.88E-001</text:p>
          </table:table-cell>
          <table:table-cell/>
        </table:table-row>
        <table:table-row table:style-name="ro1">
          <table:table-cell office:value-type="string" calcext:value-type="string">
            <text:p>Total Calc Time</text:p>
          </table:table-cell>
          <table:table-cell office:value-type="float" office:value="1.496772" calcext:value-type="float">
            <text:p>1.50E+000</text:p>
          </table:table-cell>
          <table:table-cell/>
        </table:table-row>
        <table:table-row table:style-name="ro1">
          <table:table-cell office:value-type="string" calcext:value-type="string">
            <text:p>******* RUN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<text:s/>**************</text:p>
          </table:table-cell>
        </table:table-row>
        <table:table-row table:style-name="ro1">
          <table:table-cell office:value-type="string" calcext:value-type="string">
            <text:p>***** Processor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<text:s/>*********</text:p>
          </table:table-cell>
        </table:table-row>
        <table:table-row table:style-name="ro1">
          <table:table-cell office:value-type="string" calcext:value-type="string">
            <text:p>Global Dimensions</text:p>
          </table:table-cell>
          <table:table-cell table:style-name="Default" office:value-type="string" calcext:value-type="string">
            <text:p><text:s text:c="2"/>256X256X256</text:p>
          </table:table-cell>
          <table:table-cell/>
        </table:table-row>
        <table:table-row table:style-name="ro1">
          <table:table-cell office:value-type="string" calcext:value-type="string">
            <text:p>Local Dimensions</text:p>
          </table:table-cell>
          <table:table-cell table:style-name="Default" office:value-type="string" calcext:value-type="string">
            <text:p><text:s text:c="3"/>256X256X256 </text:p>
          </table:table-cell>
          <table:table-cell/>
        </table:table-row>
        <table:table-row table:style-name="ro1">
          <table:table-cell office:value-type="string" calcext:value-type="string">
            <text:p>Total Blocks</text:p>
          </table:table-cell>
          <table:table-cell table:style-name="Default" office:value-type="string" calcext:value-type="string">
            <text:p><text:s text:c="7"/>1X1X1 </text:p>
          </table:table-cell>
          <table:table-cell/>
        </table:table-row>
        <table:table-row table:style-name="ro1">
          <table:table-cell office:value-type="string" calcext:value-type="string">
            <text:p>Reduce All-1</text:p>
          </table:table-cell>
          <table:table-cell office:value-type="float" office:value="0.00002098083" calcext:value-type="float">
            <text:p>2.10E-005</text:p>
          </table:table-cell>
          <table:table-cell/>
        </table:table-row>
        <table:table-row table:style-name="ro1">
          <table:table-cell office:value-type="string" calcext:value-type="string">
            <text:p>Reduce All-9</text:p>
          </table:table-cell>
          <table:table-cell office:value-type="float" office:value="0.00002455711" calcext:value-type="float">
            <text:p>2.46E-005</text:p>
          </table:table-cell>
          <table:table-cell/>
        </table:table-row>
        <table:table-row table:style-name="ro1">
          <table:table-cell office:value-type="string" calcext:value-type="string">
            <text:p>Scale 1-9</text:p>
          </table:table-cell>
          <table:table-cell table:style-name="Default" office:value-type="float" office:value="1.170455" calcext:value-type="float">
            <text:p>1.170455</text:p>
          </table:table-cell>
          <table:table-cell/>
        </table:table-row>
        <table:table-row table:style-name="ro1">
          <table:table-cell office:value-type="string" calcext:value-type="string">
            <text:p>Reduce All Array-1</text:p>
          </table:table-cell>
          <table:table-cell office:value-type="float" office:value="0.000005483627" calcext:value-type="float">
            <text:p>5.48E-006</text:p>
          </table:table-cell>
          <table:table-cell/>
        </table:table-row>
        <table:table-row table:style-name="ro1">
          <table:table-cell office:value-type="string" calcext:value-type="string">
            <text:p>Reduce All Array-3</text:p>
          </table:table-cell>
          <table:table-cell office:value-type="float" office:value="0.000006198883" calcext:value-type="float">
            <text:p>6.20E-006</text:p>
          </table:table-cell>
          <table:table-cell/>
        </table:table-row>
        <table:table-row table:style-name="ro1">
          <table:table-cell office:value-type="string" calcext:value-type="string">
            <text:p>Scale 1-3</text:p>
          </table:table-cell>
          <table:table-cell table:style-name="Default" office:value-type="float" office:value="1.130435" calcext:value-type="float">
            <text:p>1.130435</text:p>
          </table:table-cell>
          <table:table-cell/>
        </table:table-row>
        <table:table-row table:style-name="ro1">
          <table:table-cell office:value-type="string" calcext:value-type="string">
            <text:p>Histo-1 (R_all)</text:p>
          </table:table-cell>
          <table:table-cell office:value-type="float" office:value="0.6750622" calcext:value-type="float">
            <text:p>6.75E-001</text:p>
          </table:table-cell>
          <table:table-cell/>
        </table:table-row>
        <table:table-row table:style-name="ro1">
          <table:table-cell office:value-type="string" calcext:value-type="string">
            <text:p>Histo-3 (R_all)</text:p>
          </table:table-cell>
          <table:table-cell office:value-type="float" office:value="2.032324" calcext:value-type="float">
            <text:p>2.03E+000</text:p>
          </table:table-cell>
          <table:table-cell/>
        </table:table-row>
        <table:table-row table:style-name="ro1">
          <table:table-cell office:value-type="string" calcext:value-type="string">
            <text:p>Histo-1 (R_single)</text:p>
          </table:table-cell>
          <table:table-cell office:value-type="float" office:value="0.6753979" calcext:value-type="float">
            <text:p>6.75E-001</text:p>
          </table:table-cell>
          <table:table-cell/>
        </table:table-row>
        <table:table-row table:style-name="ro1">
          <table:table-cell office:value-type="string" calcext:value-type="string">
            <text:p>Histo-3 (R_single)</text:p>
          </table:table-cell>
          <table:table-cell office:value-type="float" office:value="2.026016" calcext:value-type="float">
            <text:p>2.03E+000</text:p>
          </table:table-cell>
          <table:table-cell/>
        </table:table-row>
        <table:table-row table:style-name="ro1">
          <table:table-cell office:value-type="string" calcext:value-type="string">
            <text:p>Total Calc Time</text:p>
          </table:table-cell>
          <table:table-cell office:value-type="float" office:value="4.319387" calcext:value-type="float">
            <text:p>4.32E+000</text:p>
          </table:table-cell>
          <table:table-cell/>
        </table:table-row>
      </table:table>
      <table:table table:name="Sheet2" table:style-name="ta1"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# Processes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Blocks</text:p>
          </table:table-cell>
          <table:table-cell table:formula="of:=[Sheet1.A6]" office:value-type="string" office:string-value="Reduce All-1" calcext:value-type="string">
            <text:p>Reduce All-1</text:p>
          </table:table-cell>
          <table:table-cell table:formula="of:=[Sheet1.A7]" office:value-type="string" office:string-value="Reduce All-9" calcext:value-type="string">
            <text:p>Reduce All-9</text:p>
          </table:table-cell>
          <table:table-cell table:formula="of:=[Sheet1.A8]" office:value-type="string" office:string-value="Scale 1-9" calcext:value-type="string">
            <text:p>Scale 1-9</text:p>
          </table:table-cell>
          <table:table-cell table:formula="of:=[Sheet1.A9]" office:value-type="string" office:string-value="Reduce All Array-1" calcext:value-type="string">
            <text:p>Reduce All Array-1</text:p>
          </table:table-cell>
          <table:table-cell table:formula="of:=[Sheet1.A10]" office:value-type="string" office:string-value="Reduce All Array-3" calcext:value-type="string">
            <text:p>Reduce All Array-3</text:p>
          </table:table-cell>
          <table:table-cell table:formula="of:=[Sheet1.A11]" office:value-type="string" office:string-value="Scale 1-3" calcext:value-type="string">
            <text:p>Scale 1-3</text:p>
          </table:table-cell>
          <table:table-cell table:formula="of:=[Sheet1.A12]" office:value-type="string" office:string-value="Histo-1 (R_all)" calcext:value-type="string">
            <text:p>Histo-1 (R_all)</text:p>
          </table:table-cell>
          <table:table-cell table:formula="of:=[Sheet1.A13]" office:value-type="string" office:string-value="Histo-3 (R_all)" calcext:value-type="string">
            <text:p>Histo-3 (R_all)</text:p>
          </table:table-cell>
          <table:table-cell table:formula="of:=[Sheet1.A14]" office:value-type="string" office:string-value="Histo-1 (R_single)" calcext:value-type="string">
            <text:p>Histo-1 (R_single)</text:p>
          </table:table-cell>
          <table:table-cell table:formula="of:=[Sheet1.A15]" office:value-type="string" office:string-value="Histo-3 (R_single)" calcext:value-type="string">
            <text:p>Histo-3 (R_single)</text:p>
          </table:table-cell>
          <table:table-cell table:formula="of:=[Sheet1.A16]" office:value-type="string" office:string-value="Total Calc Time" calcext:value-type="string">
            <text:p>Total Calc Time</text:p>
          </table:table-cell>
        </table:table-row>
        <table:table-row table:style-name="ro1">
          <table:table-cell/>
          <table:table-cell table:formula="of:=[$Sheet1.$B$1]" office:value-type="float" office:value="1" calcext:value-type="float">
            <text:p>1</text:p>
          </table:table-cell>
          <table:table-cell table:formula="of:=[$Sheet1.$B$2]" office:value-type="float" office:value="1" calcext:value-type="float">
            <text:p>1</text:p>
          </table:table-cell>
          <table:table-cell table:formula="of:=[$Sheet1.$B$3]" office:value-type="string" office:string-value="  4X4X4" calcext:value-type="string">
            <text:p><text:s text:c="2"/>4X4X4</text:p>
          </table:table-cell>
          <table:table-cell table:formula="of:=[$Sheet1.$B$4]" office:value-type="string" office:string-value="   4X4X4 " calcext:value-type="string">
            <text:p><text:s text:c="3"/>4X4X4 </text:p>
          </table:table-cell>
          <table:table-cell table:formula="of:=[$Sheet1.$B$5]" office:value-type="string" office:string-value="       1X1X1 " calcext:value-type="string">
            <text:p><text:s text:c="7"/>1X1X1 </text:p>
          </table:table-cell>
          <table:table-cell table:style-name="ce1" table:formula="of:=[$Sheet1.$B$6]" office:value-type="float" office:value="0.00003600121" calcext:value-type="float">
            <text:p>3.60E-005</text:p>
          </table:table-cell>
          <table:table-cell table:style-name="ce1" table:formula="of:=[$Sheet1.$B$7]" office:value-type="float" office:value="0.000041008" calcext:value-type="float">
            <text:p>4.10E-005</text:p>
          </table:table-cell>
          <table:table-cell table:formula="of:=[$Sheet1.$B$8]" office:value-type="float" office:value="1.139073" calcext:value-type="float">
            <text:p>1.139073</text:p>
          </table:table-cell>
          <table:table-cell table:style-name="ce1" table:formula="of:=[$Sheet1.$B$9]" office:value-type="float" office:value="0.0000007152557" calcext:value-type="float">
            <text:p>7.15E-007</text:p>
          </table:table-cell>
          <table:table-cell table:style-name="ce1" table:formula="of:=[$Sheet1.$B$10]" office:value-type="float" office:value="0.000001192093" calcext:value-type="float">
            <text:p>1.19E-006</text:p>
          </table:table-cell>
          <table:table-cell table:formula="of:=[$Sheet1.$B$11]" office:value-type="float" office:value="1.666667" calcext:value-type="float">
            <text:p>1.666667</text:p>
          </table:table-cell>
          <table:table-cell table:style-name="ce1" table:formula="of:=[$Sheet1.$B$12]" office:value-type="float" office:value="0.000004768372" calcext:value-type="float">
            <text:p>4.77E-006</text:p>
          </table:table-cell>
          <table:table-cell table:style-name="ce1" table:formula="of:=[$Sheet1.$B$13]" office:value-type="float" office:value="0.00001382828" calcext:value-type="float">
            <text:p>1.38E-005</text:p>
          </table:table-cell>
          <table:table-cell table:style-name="ce1" table:formula="of:=[$Sheet1.$B$14]" office:value-type="float" office:value="0.000004529953" calcext:value-type="float">
            <text:p>4.53E-006</text:p>
          </table:table-cell>
          <table:table-cell table:style-name="ce1" table:formula="of:=[$Sheet1.$B$15]" office:value-type="float" office:value="0.00001382828" calcext:value-type="float">
            <text:p>1.38E-005</text:p>
          </table:table-cell>
          <table:table-cell table:style-name="ce1" table:formula="of:=[$Sheet1.$B$16]" office:value-type="float" office:value="0.00008749962" calcext:value-type="float">
            <text:p>8.75E-005</text:p>
          </table:table-cell>
        </table:table-row>
        <table:table-row table:style-name="ro1">
          <table:table-cell/>
          <table:table-cell table:formula="of:=[$Sheet1.$B$17]" office:value-type="float" office:value="2" calcext:value-type="float">
            <text:p>2</text:p>
          </table:table-cell>
          <table:table-cell table:formula="of:=[$Sheet1.$B$18]" office:value-type="float" office:value="8" calcext:value-type="float">
            <text:p>8</text:p>
          </table:table-cell>
          <table:table-cell table:formula="of:=[$Sheet1.$B$19]" office:value-type="string" office:string-value="  8X8X8" calcext:value-type="string">
            <text:p><text:s text:c="2"/>8X8X8</text:p>
          </table:table-cell>
          <table:table-cell table:formula="of:=[$Sheet1.$B$20]" office:value-type="string" office:string-value="   4X4X4 " calcext:value-type="string">
            <text:p><text:s text:c="3"/>4X4X4 </text:p>
          </table:table-cell>
          <table:table-cell table:formula="of:=[$Sheet1.$B$21]" office:value-type="string" office:string-value="       2X2X2 " calcext:value-type="string">
            <text:p><text:s text:c="7"/>2X2X2 </text:p>
          </table:table-cell>
          <table:table-cell table:style-name="ce1" table:formula="of:=[$Sheet1.$B$22]" office:value-type="float" office:value="0.00005745888" calcext:value-type="float">
            <text:p>5.75E-005</text:p>
          </table:table-cell>
          <table:table-cell table:style-name="ce1" table:formula="of:=[$Sheet1.$B$23]" office:value-type="float" office:value="0.0001003742" calcext:value-type="float">
            <text:p>1.00E-004</text:p>
          </table:table-cell>
          <table:table-cell table:formula="of:=[$Sheet1.$B$24]" office:value-type="float" office:value="1.746888" calcext:value-type="float">
            <text:p>1.746888</text:p>
          </table:table-cell>
          <table:table-cell table:style-name="ce1" table:formula="of:=[$Sheet1.$B$25]" office:value-type="float" office:value="0.00001716614" calcext:value-type="float">
            <text:p>1.72E-005</text:p>
          </table:table-cell>
          <table:table-cell table:style-name="ce1" table:formula="of:=[$Sheet1.$B$26]" office:value-type="float" office:value="0.00002455711" calcext:value-type="float">
            <text:p>2.46E-005</text:p>
          </table:table-cell>
          <table:table-cell table:formula="of:=[$Sheet1.$B$27]" office:value-type="float" office:value="1.430556" calcext:value-type="float">
            <text:p>1.430556</text:p>
          </table:table-cell>
          <table:table-cell table:style-name="ce1" table:formula="of:=[$Sheet1.$B$28]" office:value-type="float" office:value="0.000005483627" calcext:value-type="float">
            <text:p>5.48E-006</text:p>
          </table:table-cell>
          <table:table-cell table:style-name="ce1" table:formula="of:=[$Sheet1.$B$29]" office:value-type="float" office:value="0.00001597404" calcext:value-type="float">
            <text:p>1.60E-005</text:p>
          </table:table-cell>
          <table:table-cell table:style-name="ce1" table:formula="of:=[$Sheet1.$B$30]" office:value-type="float" office:value="0.000004768372" calcext:value-type="float">
            <text:p>4.77E-006</text:p>
          </table:table-cell>
          <table:table-cell table:style-name="ce1" table:formula="of:=[$Sheet1.$B$31]" office:value-type="float" office:value="0.00001311302" calcext:value-type="float">
            <text:p>1.31E-005</text:p>
          </table:table-cell>
          <table:table-cell table:style-name="ce1" table:formula="of:=[$Sheet1.$B$32]" office:value-type="float" office:value="0.0001623631" calcext:value-type="float">
            <text:p>1.62E-004</text:p>
          </table:table-cell>
        </table:table-row>
        <table:table-row table:style-name="ro1">
          <table:table-cell/>
          <table:table-cell table:formula="of:=[$Sheet1.$B$33]" office:value-type="float" office:value="3" calcext:value-type="float">
            <text:p>3</text:p>
          </table:table-cell>
          <table:table-cell table:formula="of:=[$Sheet1.$B$34]" office:value-type="float" office:value="64" calcext:value-type="float">
            <text:p>64</text:p>
          </table:table-cell>
          <table:table-cell table:formula="of:=[$Sheet1.$B$35]" office:value-type="string" office:string-value="  16X16X16" calcext:value-type="string">
            <text:p><text:s text:c="2"/>16X16X16</text:p>
          </table:table-cell>
          <table:table-cell table:formula="of:=[$Sheet1.$B$36]" office:value-type="string" office:string-value="   4X4X4 " calcext:value-type="string">
            <text:p><text:s text:c="3"/>4X4X4 </text:p>
          </table:table-cell>
          <table:table-cell table:formula="of:=[$Sheet1.$B$37]" office:value-type="string" office:string-value="       4X4X4 " calcext:value-type="string">
            <text:p><text:s text:c="7"/>4X4X4 </text:p>
          </table:table-cell>
          <table:table-cell table:style-name="ce1" table:formula="of:=[$Sheet1.$B$38]" office:value-type="float" office:value="0.2918274" calcext:value-type="float">
            <text:p>2.92E-001</text:p>
          </table:table-cell>
          <table:table-cell table:style-name="ce1" table:formula="of:=[$Sheet1.$B$39]" office:value-type="float" office:value="1.659824" calcext:value-type="float">
            <text:p>1.66E+000</text:p>
          </table:table-cell>
          <table:table-cell table:formula="of:=[$Sheet1.$B$40]" office:value-type="float" office:value="5.68769" calcext:value-type="float">
            <text:p>5.68769</text:p>
          </table:table-cell>
          <table:table-cell table:style-name="ce1" table:formula="of:=[$Sheet1.$B$41]" office:value-type="float" office:value="0.3479795" calcext:value-type="float">
            <text:p>3.48E-001</text:p>
          </table:table-cell>
          <table:table-cell table:style-name="ce1" table:formula="of:=[$Sheet1.$B$42]" office:value-type="float" office:value="0.6639631" calcext:value-type="float">
            <text:p>6.64E-001</text:p>
          </table:table-cell>
          <table:table-cell table:formula="of:=[$Sheet1.$B$43]" office:value-type="float" office:value="1.908052" calcext:value-type="float">
            <text:p>1.908052</text:p>
          </table:table-cell>
          <table:table-cell table:style-name="ce1" table:formula="of:=[$Sheet1.$B$44]" office:value-type="float" office:value="0.00000500679" calcext:value-type="float">
            <text:p>5.01E-006</text:p>
          </table:table-cell>
          <table:table-cell table:style-name="ce1" table:formula="of:=[$Sheet1.$B$45]" office:value-type="float" office:value="0.00001478195" calcext:value-type="float">
            <text:p>1.48E-005</text:p>
          </table:table-cell>
          <table:table-cell table:style-name="ce1" table:formula="of:=[$Sheet1.$B$46]" office:value-type="float" office:value="0.000006914139" calcext:value-type="float">
            <text:p>6.91E-006</text:p>
          </table:table-cell>
          <table:table-cell table:style-name="ce1" table:formula="of:=[$Sheet1.$B$47]" office:value-type="float" office:value="0.00001740456" calcext:value-type="float">
            <text:p>1.74E-005</text:p>
          </table:table-cell>
          <table:table-cell table:style-name="ce1" table:formula="of:=[$Sheet1.$B$48]" office:value-type="float" office:value="2.123845" calcext:value-type="float">
            <text:p>2.12E+000</text:p>
          </table:table-cell>
        </table:table-row>
        <table:table-row table:style-name="ro1">
          <table:table-cell/>
          <table:table-cell table:formula="of:=[Sheet1.B49]"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/>
          <table:table-cell table:formula="of:=[Sheet1.B65]"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/>
          <table:table-cell table:formula="of:=[Sheet1.B81]"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/>
          <table:table-cell table:formula="of:=[Sheet1.B97]"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/>
          <table:table-cell table:formula="of:=[Sheet1.B113]"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/>
          <table:table-cell table:formula="of:=[Sheet1.B129]"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/>
          <table:table-cell table:formula="of:=[Sheet1.B145]"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/>
          <table:table-cell table:formula="of:=[Sheet1.B161]"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/>
          <table:table-cell table:formula="of:=[Sheet1.B177]"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/>
          <table:table-cell table:formula="of:=[Sheet1.B193]"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/>
          <table:table-cell table:formula="of:=[Sheet1.B209]"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/>
          <table:table-cell table:formula="of:=[Sheet1.B225]"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/>
          <table:table-cell table:formula="of:=[Sheet1.B241]"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/>
          <table:table-cell table:formula="of:=[Sheet1.B257]" office:value-type="float" office:value="27" calcext:value-type="float">
            <text:p>27</text:p>
          </table:table-cell>
          <table:table-cell table:number-columns-repeated="15"/>
        </table:table-row>
        <table:table-row table:style-name="ro1">
          <table:table-cell/>
          <table:table-cell table:formula="of:=[Sheet1.B273]" office:value-type="float" office:value="28" calcext:value-type="float">
            <text:p>2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23:48:42.702425799</meta:creation-date>
    <dc:date>2015-02-06T00:25:32.897854423</dc:date>
    <meta:editing-duration>PT4M49S</meta:editing-duration>
    <meta:editing-cycles>1</meta:editing-cycles>
    <meta:document-statistic meta:table-count="2" meta:cell-count="691" meta:object-count="0"/>
    <meta:generator>LibreOffice/4.2.7.2$Linux_X86_64 LibreOffice_project/420m0$Build-2</meta:generator>
  </office:meta>
</office:document-meta>
</file>